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97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3.221cm"/>
    </style:style>
    <style:style style:name="co5" style:family="table-column">
      <style:table-column-properties fo:break-before="auto" style:column-width="0.92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3.41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3">
      <style:table-cell-properties fo:background-color="#cccccc" fo:border="0.06pt solid #000000"/>
    </style:style>
    <style:style style:name="ce6" style:family="table-cell" style:parent-style-name="Default" style:data-style-name="N3">
      <style:table-cell-properties fo:border="0.06pt solid #000000"/>
    </style:style>
    <style:style style:name="ce7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3" style:family="table-cell" style:parent-style-name="Default" style:data-style-name="N4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4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</style:style>
    <style:style style:name="ce12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4">
      <style:table-cell-properties fo:background-color="#cccccc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9"/>
        <table:table-column table:style-name="co6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9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5" table:default-cell-style-name="ce9"/>
        <table:table-column table:style-name="co7" table:default-cell-style-name="ce1"/>
        <table:table-column table:style-name="co9" table:default-cell-style-name="ce1"/>
        <table:table-column table:style-name="co8" table:default-cell-style-name="ce1"/>
        <table:table-column table:style-name="co5" table:default-cell-style-name="ce9"/>
        <table:table-column table:style-name="co7" table:default-cell-style-name="ce1"/>
        <table:table-column table:style-name="co10" table:default-cell-style-name="ce1"/>
        <table:table-column table:style-name="co5" table:default-cell-style-name="ce9"/>
        <table:table-column table:style-name="co7" table:default-cell-style-name="ce1"/>
        <table:table-column table:style-name="co10" table:default-cell-style-name="ce1"/>
        <table:table-column table:style-name="co9" table:number-columns-repeated="984" table:default-cell-style-name="ce1"/>
        <table:table-row table:style-name="ro1">
          <table:table-cell/>
          <table:table-cell office:value-type="string" calcext:value-type="string" table:number-columns-spanned="3" table:number-rows-spanned="1">
            <text:p>cnf + xorset + xorgauss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sub + xorset + xorgauss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cnf + xorset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sub + xorset</text:p>
          </table:table-cell>
          <table:covered-table-cell table:number-columns-repeated="2"/>
          <table:table-cell/>
          <table:table-cell office:value-type="string" calcext:value-type="string" table:number-columns-spanned="2" table:number-rows-spanned="1">
            <text:p>Diff cnf</text:p>
          </table:table-cell>
          <table:covered-table-cell/>
          <table:table-cell/>
          <table:table-cell office:value-type="string" calcext:value-type="string" table:number-columns-spanned="2" table:number-rows-spanned="1">
            <text:p>Diff sub</text:p>
          </table:table-cell>
          <table:covered-table-cell/>
          <table:table-cell table:number-columns-repeated="984"/>
        </table:table-row>
        <table:table-row table:style-name="ro1">
          <table:table-cell table:number-columns-repeated="17"/>
          <table:table-cell office:value-type="string" calcext:value-type="string" table:number-columns-spanned="2" table:number-rows-spanned="1">
            <text:p>!xorgauss vs xorgauss</text:p>
          </table:table-cell>
          <table:covered-table-cell/>
          <table:table-cell/>
          <table:table-cell office:value-type="string" calcext:value-type="string" table:number-columns-spanned="2" table:number-rows-spanned="1">
            <text:p>!xorgauss vs xorgauss</text:p>
          </table:table-cell>
          <table:covered-table-cell/>
          <table:table-cell table:number-columns-repeated="984"/>
        </table:table-row>
        <table:table-row table:style-name="ro1">
          <table:table-cell table:style-name="ce2" office:value-type="string" calcext:value-type="string">
            <text:p>Seed</text:p>
          </table:table-cell>
          <table:table-cell table:style-name="ce4" office:value-type="string" calcext:value-type="string">
            <text:p>conf</text:p>
          </table:table-cell>
          <table:table-cell table:style-name="ce4" office:value-type="string" calcext:value-type="string">
            <text:p>temps</text:p>
          </table:table-cell>
          <table:table-cell table:style-name="ce4" office:value-type="string" calcext:value-type="string">
            <text:p>ticks</text:p>
          </table:table-cell>
          <table:table-cell table:style-name="ce10"/>
          <table:table-cell table:style-name="ce4" office:value-type="string" calcext:value-type="string">
            <text:p>conf</text:p>
          </table:table-cell>
          <table:table-cell table:style-name="ce4" office:value-type="string" calcext:value-type="string">
            <text:p>temps</text:p>
          </table:table-cell>
          <table:table-cell table:style-name="ce4" office:value-type="string" calcext:value-type="string">
            <text:p>ticks</text:p>
          </table:table-cell>
          <table:table-cell/>
          <table:table-cell table:style-name="ce4" office:value-type="string" calcext:value-type="string">
            <text:p>conf</text:p>
          </table:table-cell>
          <table:table-cell table:style-name="ce4" office:value-type="string" calcext:value-type="string">
            <text:p>temps</text:p>
          </table:table-cell>
          <table:table-cell table:style-name="ce4" office:value-type="string" calcext:value-type="string">
            <text:p>ticks</text:p>
          </table:table-cell>
          <table:table-cell/>
          <table:table-cell table:style-name="ce4" office:value-type="string" calcext:value-type="string">
            <text:p>conf</text:p>
          </table:table-cell>
          <table:table-cell table:style-name="ce4" office:value-type="string" calcext:value-type="string">
            <text:p>temps</text:p>
          </table:table-cell>
          <table:table-cell table:style-name="ce4" office:value-type="string" calcext:value-type="string">
            <text:p>ticks</text:p>
          </table:table-cell>
          <table:table-cell/>
          <table:table-cell table:style-name="ce4" office:value-type="string" calcext:value-type="string">
            <text:p>conf</text:p>
          </table:table-cell>
          <table:table-cell table:style-name="ce4" office:value-type="string" calcext:value-type="string">
            <text:p>Coeff temps</text:p>
          </table:table-cell>
          <table:table-cell table:style-name="ce10"/>
          <table:table-cell table:style-name="ce4" office:value-type="string" calcext:value-type="string">
            <text:p>conf</text:p>
          </table:table-cell>
          <table:table-cell table:style-name="ce4" office:value-type="string" calcext:value-type="string">
            <text:p>Coeff temps</text:p>
          </table:table-cell>
          <table:table-cell table:number-columns-repeated="984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5" office:value-type="float" office:value="3090" calcext:value-type="float">
            <text:p>3 090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316217760" calcext:value-type="float">
            <text:p>316 217 760</text:p>
          </table:table-cell>
          <table:table-cell table:style-name="ce10"/>
          <table:table-cell table:style-name="ce5" office:value-type="float" office:value="3091" calcext:value-type="float">
            <text:p>3 091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float" office:value="369478944" calcext:value-type="float">
            <text:p>369 478 944</text:p>
          </table:table-cell>
          <table:table-cell/>
          <table:table-cell table:style-name="ce5" office:value-type="float" office:value="127378" calcext:value-type="float">
            <text:p>127 378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1446726400" calcext:value-type="float">
            <text:p>1 446 726 400</text:p>
          </table:table-cell>
          <table:table-cell/>
          <table:table-cell table:style-name="ce5" office:value-type="float" office:value="127378" calcext:value-type="float">
            <text:p>127 378</text:p>
          </table:table-cell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1834300800" calcext:value-type="float">
            <text:p>1 834 300 800</text:p>
          </table:table-cell>
          <table:table-cell/>
          <table:table-cell table:style-name="ce13" table:formula="of:=[.J4]-[.B4]" office:value-type="float" office:value="124288" calcext:value-type="float">
            <text:p>124 288,00</text:p>
          </table:table-cell>
          <table:table-cell table:style-name="ce13" table:formula="of:=[.K4]/[.C4]" office:value-type="float" office:value="4.58333333333333" calcext:value-type="float">
            <text:p>4,58</text:p>
          </table:table-cell>
          <table:table-cell table:style-name="ce10"/>
          <table:table-cell table:style-name="ce13" table:formula="of:=[.N4]-[.F4]" office:value-type="float" office:value="124287" calcext:value-type="float">
            <text:p>124 287,00</text:p>
          </table:table-cell>
          <table:table-cell table:style-name="ce13" table:formula="of:=[.O4]/[.C4]" office:value-type="float" office:value="5.81481481481482" calcext:value-type="float">
            <text:p>5,81</text:p>
          </table:table-cell>
          <table:table-cell table:number-columns-repeated="98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1410648" calcext:value-type="float">
            <text:p>1 410 648</text:p>
          </table:table-cell>
          <table:table-cell table:style-name="ce6" office:value-type="float" office:value="44782" calcext:value-type="float">
            <text:p>44 782</text:p>
          </table:table-cell>
          <table:table-cell table:style-name="ce6" office:value-type="float" office:value="130765676544" calcext:value-type="float">
            <text:p>130 765 676 544</text:p>
          </table:table-cell>
          <table:table-cell table:style-name="ce10"/>
          <table:table-cell table:style-name="ce6" office:value-type="float" office:value="1410653" calcext:value-type="float">
            <text:p>1 410 653</text:p>
          </table:table-cell>
          <table:table-cell table:style-name="ce6" office:value-type="float" office:value="46644" calcext:value-type="float">
            <text:p>46 644</text:p>
          </table:table-cell>
          <table:table-cell table:style-name="ce6" office:value-type="float" office:value="136197799936" calcext:value-type="float">
            <text:p>136 197 799 936</text:p>
          </table:table-cell>
          <table:table-cell/>
          <table:table-cell table:style-name="ce6" office:value-type="float" office:value="21085474" calcext:value-type="float">
            <text:p>21 085 474</text:p>
          </table:table-cell>
          <table:table-cell table:style-name="ce6" office:value-type="float" office:value="86252" calcext:value-type="float">
            <text:p>86 252</text:p>
          </table:table-cell>
          <table:table-cell table:style-name="ce6" office:value-type="float" office:value="251821719552" calcext:value-type="float">
            <text:p>251 821 719 552</text:p>
          </table:table-cell>
          <table:table-cell/>
          <table:table-cell table:style-name="ce6" office:value-type="float" office:value="21085477" calcext:value-type="float">
            <text:p>21 085 477</text:p>
          </table:table-cell>
          <table:table-cell table:style-name="ce6" office:value-type="float" office:value="110274" calcext:value-type="float">
            <text:p>110 274</text:p>
          </table:table-cell>
          <table:table-cell table:style-name="ce6" office:value-type="float" office:value="321960869888" calcext:value-type="float">
            <text:p>321 960 869 888</text:p>
          </table:table-cell>
          <table:table-cell/>
          <table:table-cell table:style-name="ce7" table:formula="of:=[.J5]-[.B5]" office:value-type="float" office:value="19674826" calcext:value-type="float">
            <text:p>19 674 826,00</text:p>
          </table:table-cell>
          <table:table-cell table:style-name="ce7" table:formula="of:=[.K5]/[.C5]" office:value-type="float" office:value="1.92604171318833" calcext:value-type="float">
            <text:p>1,93</text:p>
          </table:table-cell>
          <table:table-cell table:style-name="ce10"/>
          <table:table-cell table:style-name="ce7" table:formula="of:=[.N5]-[.F5]" office:value-type="float" office:value="19674824" calcext:value-type="float">
            <text:p>19 674 824,00</text:p>
          </table:table-cell>
          <table:table-cell table:style-name="ce7" table:formula="of:=[.O5]/[.C5]" office:value-type="float" office:value="2.46246259657898" calcext:value-type="float">
            <text:p>2,46</text:p>
          </table:table-cell>
          <table:table-cell table:number-columns-repeated="98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651565" calcext:value-type="float">
            <text:p>1 651 565</text:p>
          </table:table-cell>
          <table:table-cell table:style-name="ce5" office:value-type="float" office:value="57198" calcext:value-type="float">
            <text:p>57 198</text:p>
          </table:table-cell>
          <table:table-cell table:style-name="ce5" office:value-type="float" office:value="166937526272" calcext:value-type="float">
            <text:p>166 937 526 272</text:p>
          </table:table-cell>
          <table:table-cell table:style-name="ce10"/>
          <table:table-cell table:style-name="ce5" office:value-type="float" office:value="1651568" calcext:value-type="float">
            <text:p>1 651 568</text:p>
          </table:table-cell>
          <table:table-cell table:style-name="ce5" office:value-type="float" office:value="59009" calcext:value-type="float">
            <text:p>59 009</text:p>
          </table:table-cell>
          <table:table-cell table:style-name="ce5" office:value-type="float" office:value="172304678912" calcext:value-type="float">
            <text:p>172 304 678 912</text:p>
          </table:table-cell>
          <table:table-cell/>
          <table:table-cell table:style-name="ce5" office:value-type="float" office:value="26476068" calcext:value-type="float">
            <text:p>26 476 068</text:p>
          </table:table-cell>
          <table:table-cell table:style-name="ce5" office:value-type="float" office:value="106130" calcext:value-type="float">
            <text:p>106 130</text:p>
          </table:table-cell>
          <table:table-cell table:style-name="ce5" office:value-type="float" office:value="309742796800" calcext:value-type="float">
            <text:p>309 742 796 800</text:p>
          </table:table-cell>
          <table:table-cell/>
          <table:table-cell table:style-name="ce5" office:value-type="float" office:value="26476151" calcext:value-type="float">
            <text:p>26 476 151</text:p>
          </table:table-cell>
          <table:table-cell table:style-name="ce5" office:value-type="float" office:value="132283" calcext:value-type="float">
            <text:p>132 283</text:p>
          </table:table-cell>
          <table:table-cell table:style-name="ce5" office:value-type="float" office:value="386073591808" calcext:value-type="float">
            <text:p>386 073 591 808</text:p>
          </table:table-cell>
          <table:table-cell/>
          <table:table-cell table:style-name="ce13" table:formula="of:=[.J6]-[.B6]" office:value-type="float" office:value="24824503" calcext:value-type="float">
            <text:p>24 824 503,00</text:p>
          </table:table-cell>
          <table:table-cell table:style-name="ce13" table:formula="of:=[.K6]/[.C6]" office:value-type="float" office:value="1.85548445749851" calcext:value-type="float">
            <text:p>1,86</text:p>
          </table:table-cell>
          <table:table-cell table:style-name="ce10"/>
          <table:table-cell table:style-name="ce13" table:formula="of:=[.N6]-[.F6]" office:value-type="float" office:value="24824583" calcext:value-type="float">
            <text:p>24 824 583,00</text:p>
          </table:table-cell>
          <table:table-cell table:style-name="ce13" table:formula="of:=[.O6]/[.C6]" office:value-type="float" office:value="2.31272072450086" calcext:value-type="float">
            <text:p>2,31</text:p>
          </table:table-cell>
          <table:table-cell table:number-columns-repeated="98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1208341" calcext:value-type="float">
            <text:p>1 208 341</text:p>
          </table:table-cell>
          <table:table-cell table:style-name="ce6" office:value-type="float" office:value="42050" calcext:value-type="float">
            <text:p>42 050</text:p>
          </table:table-cell>
          <table:table-cell table:style-name="ce6" office:value-type="float" office:value="122779656192" calcext:value-type="float">
            <text:p>122 779 656 192</text:p>
          </table:table-cell>
          <table:table-cell table:style-name="ce10"/>
          <table:table-cell table:style-name="ce6" office:value-type="float" office:value="1208346" calcext:value-type="float">
            <text:p>1 208 346</text:p>
          </table:table-cell>
          <table:table-cell table:style-name="ce6" office:value-type="float" office:value="43292" calcext:value-type="float">
            <text:p>43 292</text:p>
          </table:table-cell>
          <table:table-cell table:style-name="ce6" office:value-type="float" office:value="126416945152" calcext:value-type="float">
            <text:p>126 416 945 152</text:p>
          </table:table-cell>
          <table:table-cell/>
          <table:table-cell table:style-name="ce6" office:value-type="float" office:value="19312656" calcext:value-type="float">
            <text:p>19 312 656</text:p>
          </table:table-cell>
          <table:table-cell table:style-name="ce6" office:value-type="float" office:value="79201" calcext:value-type="float">
            <text:p>79 201</text:p>
          </table:table-cell>
          <table:table-cell table:style-name="ce6" office:value-type="float" office:value="231247560704" calcext:value-type="float">
            <text:p>231 247 560 704</text:p>
          </table:table-cell>
          <table:table-cell/>
          <table:table-cell table:style-name="ce6" office:value-type="float" office:value="19312658" calcext:value-type="float">
            <text:p>19 312 658</text:p>
          </table:table-cell>
          <table:table-cell table:style-name="ce6" office:value-type="float" office:value="99324" calcext:value-type="float">
            <text:p>99 324</text:p>
          </table:table-cell>
          <table:table-cell table:style-name="ce6" office:value-type="float" office:value="289903280128" calcext:value-type="float">
            <text:p>289 903 280 128</text:p>
          </table:table-cell>
          <table:table-cell/>
          <table:table-cell table:style-name="ce7" table:formula="of:=[.J7]-[.B7]" office:value-type="float" office:value="18104315" calcext:value-type="float">
            <text:p>18 104 315,00</text:p>
          </table:table-cell>
          <table:table-cell table:style-name="ce7" table:formula="of:=[.K7]/[.C7]" office:value-type="float" office:value="1.88349583828775" calcext:value-type="float">
            <text:p>1,88</text:p>
          </table:table-cell>
          <table:table-cell table:style-name="ce10"/>
          <table:table-cell table:style-name="ce7" table:formula="of:=[.N7]-[.F7]" office:value-type="float" office:value="18104312" calcext:value-type="float">
            <text:p>18 104 312,00</text:p>
          </table:table-cell>
          <table:table-cell table:style-name="ce7" table:formula="of:=[.O7]/[.C7]" office:value-type="float" office:value="2.3620451843044" calcext:value-type="float">
            <text:p>2,36</text:p>
          </table:table-cell>
          <table:table-cell table:number-columns-repeated="98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1347755" calcext:value-type="float">
            <text:p>1 347 755</text:p>
          </table:table-cell>
          <table:table-cell table:style-name="ce5" office:value-type="float" office:value="46338" calcext:value-type="float">
            <text:p>46 338</text:p>
          </table:table-cell>
          <table:table-cell table:style-name="ce5" office:value-type="float" office:value="135239876608" calcext:value-type="float">
            <text:p>135 239 876 608</text:p>
          </table:table-cell>
          <table:table-cell table:style-name="ce10"/>
          <table:table-cell table:style-name="ce5" office:value-type="float" office:value="1347757" calcext:value-type="float">
            <text:p>1 347 757</text:p>
          </table:table-cell>
          <table:table-cell table:style-name="ce5" office:value-type="float" office:value="48269" calcext:value-type="float">
            <text:p>48 269</text:p>
          </table:table-cell>
          <table:table-cell table:style-name="ce5" office:value-type="float" office:value="140944162816" calcext:value-type="float">
            <text:p>140 944 162 816</text:p>
          </table:table-cell>
          <table:table-cell/>
          <table:table-cell table:style-name="ce5" office:value-type="float" office:value="18730275" calcext:value-type="float">
            <text:p>18 730 275</text:p>
          </table:table-cell>
          <table:table-cell table:style-name="ce5" office:value-type="float" office:value="75199" calcext:value-type="float">
            <text:p>75 199</text:p>
          </table:table-cell>
          <table:table-cell table:style-name="ce5" office:value-type="float" office:value="219469578240" calcext:value-type="float">
            <text:p>219 469 578 240</text:p>
          </table:table-cell>
          <table:table-cell/>
          <table:table-cell table:style-name="ce5" office:value-type="float" office:value="18730277" calcext:value-type="float">
            <text:p>18 730 277</text:p>
          </table:table-cell>
          <table:table-cell table:style-name="ce5" office:value-type="float" office:value="98614" calcext:value-type="float">
            <text:p>98 614</text:p>
          </table:table-cell>
          <table:table-cell table:style-name="ce5" office:value-type="float" office:value="287849218048" calcext:value-type="float">
            <text:p>287 849 218 048</text:p>
          </table:table-cell>
          <table:table-cell/>
          <table:table-cell table:style-name="ce13" table:formula="of:=[.J8]-[.B8]" office:value-type="float" office:value="17382520" calcext:value-type="float">
            <text:p>17 382 520,00</text:p>
          </table:table-cell>
          <table:table-cell table:style-name="ce13" table:formula="of:=[.K8]/[.C8]" office:value-type="float" office:value="1.62283654883681" calcext:value-type="float">
            <text:p>1,62</text:p>
          </table:table-cell>
          <table:table-cell table:style-name="ce10"/>
          <table:table-cell table:style-name="ce13" table:formula="of:=[.N8]-[.F8]" office:value-type="float" office:value="17382520" calcext:value-type="float">
            <text:p>17 382 520,00</text:p>
          </table:table-cell>
          <table:table-cell table:style-name="ce13" table:formula="of:=[.O8]/[.C8]" office:value-type="float" office:value="2.12814536665372" calcext:value-type="float">
            <text:p>2,13</text:p>
          </table:table-cell>
          <table:table-cell table:number-columns-repeated="98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556714" calcext:value-type="float">
            <text:p>556 714</text:p>
          </table:table-cell>
          <table:table-cell table:style-name="ce6" office:value-type="float" office:value="18587" calcext:value-type="float">
            <text:p>18 587</text:p>
          </table:table-cell>
          <table:table-cell table:style-name="ce6" office:value-type="float" office:value="54274801664" calcext:value-type="float">
            <text:p>54 274 801 664</text:p>
          </table:table-cell>
          <table:table-cell table:style-name="ce10"/>
          <table:table-cell table:style-name="ce6" office:value-type="float" office:value="556717" calcext:value-type="float">
            <text:p>556 717</text:p>
          </table:table-cell>
          <table:table-cell table:style-name="ce6" office:value-type="float" office:value="19285" calcext:value-type="float">
            <text:p>19 285</text:p>
          </table:table-cell>
          <table:table-cell table:style-name="ce6" office:value-type="float" office:value="56311324672" calcext:value-type="float">
            <text:p>56 311 324 672</text:p>
          </table:table-cell>
          <table:table-cell/>
          <table:table-cell table:style-name="ce6" office:value-type="float" office:value="10239393" calcext:value-type="float">
            <text:p>10 239 393</text:p>
          </table:table-cell>
          <table:table-cell table:style-name="ce6" office:value-type="float" office:value="41470" calcext:value-type="float">
            <text:p>41 470</text:p>
          </table:table-cell>
          <table:table-cell table:style-name="ce6" office:value-type="float" office:value="121077194752" calcext:value-type="float">
            <text:p>121 077 194 752</text:p>
          </table:table-cell>
          <table:table-cell/>
          <table:table-cell table:style-name="ce6" office:value-type="float" office:value="10239397" calcext:value-type="float">
            <text:p>10 239 397</text:p>
          </table:table-cell>
          <table:table-cell table:style-name="ce6" office:value-type="float" office:value="53301" calcext:value-type="float">
            <text:p>53 301</text:p>
          </table:table-cell>
          <table:table-cell table:style-name="ce6" office:value-type="float" office:value="155573796864" calcext:value-type="float">
            <text:p>155 573 796 864</text:p>
          </table:table-cell>
          <table:table-cell/>
          <table:table-cell table:style-name="ce7" table:formula="of:=[.J9]-[.B9]" office:value-type="float" office:value="9682679" calcext:value-type="float">
            <text:p>9 682 679,00</text:p>
          </table:table-cell>
          <table:table-cell table:style-name="ce7" table:formula="of:=[.K9]/[.C9]" office:value-type="float" office:value="2.23112928390811" calcext:value-type="float">
            <text:p>2,23</text:p>
          </table:table-cell>
          <table:table-cell table:style-name="ce10"/>
          <table:table-cell table:style-name="ce7" table:formula="of:=[.N9]-[.F9]" office:value-type="float" office:value="9682680" calcext:value-type="float">
            <text:p>9 682 680,00</text:p>
          </table:table-cell>
          <table:table-cell table:style-name="ce7" table:formula="of:=[.O9]/[.C9]" office:value-type="float" office:value="2.86764943239899" calcext:value-type="float">
            <text:p>2,87</text:p>
          </table:table-cell>
          <table:table-cell table:number-columns-repeated="98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823322" calcext:value-type="float">
            <text:p>823 322</text:p>
          </table:table-cell>
          <table:table-cell table:style-name="ce5" office:value-type="float" office:value="27920" calcext:value-type="float">
            <text:p>27 920</text:p>
          </table:table-cell>
          <table:table-cell table:style-name="ce5" office:value-type="float" office:value="81487503360" calcext:value-type="float">
            <text:p>81 487 503 360</text:p>
          </table:table-cell>
          <table:table-cell table:style-name="ce10"/>
          <table:table-cell table:style-name="ce5" office:value-type="float" office:value="823328" calcext:value-type="float">
            <text:p>823 328</text:p>
          </table:table-cell>
          <table:table-cell table:style-name="ce5" office:value-type="float" office:value="28982" calcext:value-type="float">
            <text:p>28 982</text:p>
          </table:table-cell>
          <table:table-cell table:style-name="ce5" office:value-type="float" office:value="84587470848" calcext:value-type="float">
            <text:p>84 587 470 848</text:p>
          </table:table-cell>
          <table:table-cell/>
          <table:table-cell table:style-name="ce5" office:value-type="float" office:value="13840685" calcext:value-type="float">
            <text:p>13 840 685</text:p>
          </table:table-cell>
          <table:table-cell table:style-name="ce5" office:value-type="float" office:value="52733" calcext:value-type="float">
            <text:p>52 733</text:p>
          </table:table-cell>
          <table:table-cell table:style-name="ce5" office:value-type="float" office:value="153961185280" calcext:value-type="float">
            <text:p>153 961 185 280</text:p>
          </table:table-cell>
          <table:table-cell/>
          <table:table-cell table:style-name="ce5" office:value-type="float" office:value="13840686" calcext:value-type="float">
            <text:p>13 840 686</text:p>
          </table:table-cell>
          <table:table-cell table:style-name="ce5" office:value-type="float" office:value="68938" calcext:value-type="float">
            <text:p>68 938</text:p>
          </table:table-cell>
          <table:table-cell table:style-name="ce5" office:value-type="float" office:value="201253961728" calcext:value-type="float">
            <text:p>201 253 961 728</text:p>
          </table:table-cell>
          <table:table-cell/>
          <table:table-cell table:style-name="ce13" table:formula="of:=[.J10]-[.B10]" office:value-type="float" office:value="13017363" calcext:value-type="float">
            <text:p>13 017 363,00</text:p>
          </table:table-cell>
          <table:table-cell table:style-name="ce13" table:formula="of:=[.K10]/[.C10]" office:value-type="float" office:value="1.88871776504298" calcext:value-type="float">
            <text:p>1,89</text:p>
          </table:table-cell>
          <table:table-cell table:style-name="ce10"/>
          <table:table-cell table:style-name="ce13" table:formula="of:=[.N10]-[.F10]" office:value-type="float" office:value="13017358" calcext:value-type="float">
            <text:p>13 017 358,00</text:p>
          </table:table-cell>
          <table:table-cell table:style-name="ce13" table:formula="of:=[.O10]/[.C10]" office:value-type="float" office:value="2.46912607449857" calcext:value-type="float">
            <text:p>2,47</text:p>
          </table:table-cell>
          <table:table-cell table:number-columns-repeated="98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141552" calcext:value-type="float">
            <text:p>141 552</text:p>
          </table:table-cell>
          <table:table-cell table:style-name="ce6" office:value-type="float" office:value="4688" calcext:value-type="float">
            <text:p>4 688</text:p>
          </table:table-cell>
          <table:table-cell table:style-name="ce6" office:value-type="float" office:value="13691636736" calcext:value-type="float">
            <text:p>13 691 636 736</text:p>
          </table:table-cell>
          <table:table-cell table:style-name="ce10"/>
          <table:table-cell table:style-name="ce6" office:value-type="float" office:value="141552" calcext:value-type="float">
            <text:p>141 552</text:p>
          </table:table-cell>
          <table:table-cell table:style-name="ce6" office:value-type="float" office:value="4827" calcext:value-type="float">
            <text:p>4 827</text:p>
          </table:table-cell>
          <table:table-cell table:style-name="ce6" office:value-type="float" office:value="14090466304" calcext:value-type="float">
            <text:p>14 090 466 304</text:p>
          </table:table-cell>
          <table:table-cell/>
          <table:table-cell table:style-name="ce6" office:value-type="float" office:value="2899750" calcext:value-type="float">
            <text:p>2 899 750</text:p>
          </table:table-cell>
          <table:table-cell table:style-name="ce6" office:value-type="float" office:value="11268" calcext:value-type="float">
            <text:p>11 268</text:p>
          </table:table-cell>
          <table:table-cell table:style-name="ce6" office:value-type="float" office:value="32886304768" calcext:value-type="float">
            <text:p>32 886 304 768</text:p>
          </table:table-cell>
          <table:table-cell/>
          <table:table-cell table:style-name="ce6" office:value-type="float" office:value="2899750" calcext:value-type="float">
            <text:p>2 899 750</text:p>
          </table:table-cell>
          <table:table-cell table:style-name="ce6" office:value-type="float" office:value="15092" calcext:value-type="float">
            <text:p>15 092</text:p>
          </table:table-cell>
          <table:table-cell table:style-name="ce6" office:value-type="float" office:value="44055953408" calcext:value-type="float">
            <text:p>44 055 953 408</text:p>
          </table:table-cell>
          <table:table-cell/>
          <table:table-cell table:style-name="ce7" table:formula="of:=[.J11]-[.B11]" office:value-type="float" office:value="2758198" calcext:value-type="float">
            <text:p>2 758 198,00</text:p>
          </table:table-cell>
          <table:table-cell table:style-name="ce7" table:formula="of:=[.K11]/[.C11]" office:value-type="float" office:value="2.40358361774744" calcext:value-type="float">
            <text:p>2,40</text:p>
          </table:table-cell>
          <table:table-cell table:style-name="ce10"/>
          <table:table-cell table:style-name="ce7" table:formula="of:=[.N11]-[.F11]" office:value-type="float" office:value="2758198" calcext:value-type="float">
            <text:p>2 758 198,00</text:p>
          </table:table-cell>
          <table:table-cell table:style-name="ce7" table:formula="of:=[.O11]/[.C11]" office:value-type="float" office:value="3.21928327645051" calcext:value-type="float">
            <text:p>3,22</text:p>
          </table:table-cell>
          <table:table-cell table:number-columns-repeated="98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889549" calcext:value-type="float">
            <text:p>889 549</text:p>
          </table:table-cell>
          <table:table-cell table:style-name="ce5" office:value-type="float" office:value="30469" calcext:value-type="float">
            <text:p>30 469</text:p>
          </table:table-cell>
          <table:table-cell table:style-name="ce5" office:value-type="float" office:value="88966029312" calcext:value-type="float">
            <text:p>88 966 029 312</text:p>
          </table:table-cell>
          <table:table-cell table:style-name="ce10"/>
          <table:table-cell table:style-name="ce5" office:value-type="float" office:value="889551" calcext:value-type="float">
            <text:p>889 551</text:p>
          </table:table-cell>
          <table:table-cell table:style-name="ce5" office:value-type="float" office:value="31520" calcext:value-type="float">
            <text:p>31 520</text:p>
          </table:table-cell>
          <table:table-cell table:style-name="ce5" office:value-type="float" office:value="92038406144" calcext:value-type="float">
            <text:p>92 038 406 144</text:p>
          </table:table-cell>
          <table:table-cell/>
          <table:table-cell table:style-name="ce5" office:value-type="float" office:value="14665109" calcext:value-type="float">
            <text:p>14 665 109</text:p>
          </table:table-cell>
          <table:table-cell table:style-name="ce5" office:value-type="float" office:value="58618" calcext:value-type="float">
            <text:p>58 618</text:p>
          </table:table-cell>
          <table:table-cell table:style-name="ce5" office:value-type="float" office:value="171146182656" calcext:value-type="float">
            <text:p>171 146 182 656</text:p>
          </table:table-cell>
          <table:table-cell/>
          <table:table-cell table:style-name="ce5" office:value-type="float" office:value="14665118" calcext:value-type="float">
            <text:p>14 665 118</text:p>
          </table:table-cell>
          <table:table-cell table:style-name="ce5" office:value-type="float" office:value="74680" calcext:value-type="float">
            <text:p>74 680</text:p>
          </table:table-cell>
          <table:table-cell table:style-name="ce5" office:value-type="float" office:value="218087735296" calcext:value-type="float">
            <text:p>218 087 735 296</text:p>
          </table:table-cell>
          <table:table-cell/>
          <table:table-cell table:style-name="ce13" table:formula="of:=[.J12]-[.B12]" office:value-type="float" office:value="13775560" calcext:value-type="float">
            <text:p>13 775 560,00</text:p>
          </table:table-cell>
          <table:table-cell table:style-name="ce13" table:formula="of:=[.K12]/[.C12]" office:value-type="float" office:value="1.9238570350192" calcext:value-type="float">
            <text:p>1,92</text:p>
          </table:table-cell>
          <table:table-cell table:style-name="ce10"/>
          <table:table-cell table:style-name="ce13" table:formula="of:=[.N12]-[.F12]" office:value-type="float" office:value="13775567" calcext:value-type="float">
            <text:p>13 775 567,00</text:p>
          </table:table-cell>
          <table:table-cell table:style-name="ce13" table:formula="of:=[.O12]/[.C12]" office:value-type="float" office:value="2.45101578653714" calcext:value-type="float">
            <text:p>2,45</text:p>
          </table:table-cell>
          <table:table-cell table:number-columns-repeated="98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1856303" calcext:value-type="float">
            <text:p>1 856 303</text:p>
          </table:table-cell>
          <table:table-cell table:style-name="ce6" office:value-type="float" office:value="64319" calcext:value-type="float">
            <text:p>64 319</text:p>
          </table:table-cell>
          <table:table-cell table:style-name="ce6" office:value-type="float" office:value="187804598272" calcext:value-type="float">
            <text:p>187 804 598 272</text:p>
          </table:table-cell>
          <table:table-cell table:style-name="ce10"/>
          <table:table-cell table:style-name="ce6" office:value-type="float" office:value="1856308" calcext:value-type="float">
            <text:p>1 856 308</text:p>
          </table:table-cell>
          <table:table-cell table:style-name="ce6" office:value-type="float" office:value="66844" calcext:value-type="float">
            <text:p>66 844</text:p>
          </table:table-cell>
          <table:table-cell table:style-name="ce6" office:value-type="float" office:value="195088973824" calcext:value-type="float">
            <text:p>195 088 973 824</text:p>
          </table:table-cell>
          <table:table-cell/>
          <table:table-cell table:style-name="ce6" office:value-type="float" office:value="27611617" calcext:value-type="float">
            <text:p>27 611 617</text:p>
          </table:table-cell>
          <table:table-cell table:style-name="ce6" office:value-type="float" office:value="110245" calcext:value-type="float">
            <text:p>110 245</text:p>
          </table:table-cell>
          <table:table-cell table:style-name="ce6" office:value-type="float" office:value="321856569344" calcext:value-type="float">
            <text:p>321 856 569 344</text:p>
          </table:table-cell>
          <table:table-cell/>
          <table:table-cell table:style-name="ce6" office:value-type="float" office:value="27611632" calcext:value-type="float">
            <text:p>27 611 632</text:p>
          </table:table-cell>
          <table:table-cell table:style-name="ce6" office:value-type="float" office:value="144210" calcext:value-type="float">
            <text:p>144 210</text:p>
          </table:table-cell>
          <table:table-cell table:style-name="ce6" office:value-type="float" office:value="421151571968" calcext:value-type="float">
            <text:p>421 151 571 968</text:p>
          </table:table-cell>
          <table:table-cell/>
          <table:table-cell table:style-name="ce7" table:formula="of:=[.J13]-[.B13]" office:value-type="float" office:value="25755314" calcext:value-type="float">
            <text:p>25 755 314,00</text:p>
          </table:table-cell>
          <table:table-cell table:style-name="ce7" table:formula="of:=[.K13]/[.C13]" office:value-type="float" office:value="1.71403473312707" calcext:value-type="float">
            <text:p>1,71</text:p>
          </table:table-cell>
          <table:table-cell table:style-name="ce10"/>
          <table:table-cell table:style-name="ce7" table:formula="of:=[.N13]-[.F13]" office:value-type="float" office:value="25755324" calcext:value-type="float">
            <text:p>25 755 324,00</text:p>
          </table:table-cell>
          <table:table-cell table:style-name="ce7" table:formula="of:=[.O13]/[.C13]" office:value-type="float" office:value="2.24210575413175" calcext:value-type="float">
            <text:p>2,24</text:p>
          </table:table-cell>
          <table:table-cell table:number-columns-repeated="984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float" office:value="242082" calcext:value-type="float">
            <text:p>242 082</text:p>
          </table:table-cell>
          <table:table-cell table:style-name="ce5" office:value-type="float" office:value="8049" calcext:value-type="float">
            <text:p>8 049</text:p>
          </table:table-cell>
          <table:table-cell table:style-name="ce5" office:value-type="float" office:value="23492511744" calcext:value-type="float">
            <text:p>23 492 511 744</text:p>
          </table:table-cell>
          <table:table-cell table:style-name="ce10"/>
          <table:table-cell table:style-name="ce5" office:value-type="float" office:value="242083" calcext:value-type="float">
            <text:p>242 083</text:p>
          </table:table-cell>
          <table:table-cell table:style-name="ce5" office:value-type="float" office:value="8372" calcext:value-type="float">
            <text:p>8 372</text:p>
          </table:table-cell>
          <table:table-cell table:style-name="ce5" office:value-type="float" office:value="24435386368" calcext:value-type="float">
            <text:p>24 435 386 368</text:p>
          </table:table-cell>
          <table:table-cell/>
          <table:table-cell table:style-name="ce5" office:value-type="float" office:value="5042569" calcext:value-type="float">
            <text:p>5 042 569</text:p>
          </table:table-cell>
          <table:table-cell table:style-name="ce5" office:value-type="float" office:value="19707" calcext:value-type="float">
            <text:p>19 707</text:p>
          </table:table-cell>
          <table:table-cell table:style-name="ce5" office:value-type="float" office:value="57548058624" calcext:value-type="float">
            <text:p>57 548 058 624</text:p>
          </table:table-cell>
          <table:table-cell/>
          <table:table-cell table:style-name="ce5" office:value-type="float" office:value="5042569" calcext:value-type="float">
            <text:p>5 042 569</text:p>
          </table:table-cell>
          <table:table-cell table:style-name="ce5" office:value-type="float" office:value="25202" calcext:value-type="float">
            <text:p>25 202</text:p>
          </table:table-cell>
          <table:table-cell table:style-name="ce5" office:value-type="float" office:value="73572253696" calcext:value-type="float">
            <text:p>73 572 253 696</text:p>
          </table:table-cell>
          <table:table-cell/>
          <table:table-cell table:style-name="ce13" table:formula="of:=[.J14]-[.B14]" office:value-type="float" office:value="4800487" calcext:value-type="float">
            <text:p>4 800 487,00</text:p>
          </table:table-cell>
          <table:table-cell table:style-name="ce13" table:formula="of:=[.K14]/[.C14]" office:value-type="float" office:value="2.44837868058144" calcext:value-type="float">
            <text:p>2,45</text:p>
          </table:table-cell>
          <table:table-cell table:style-name="ce10"/>
          <table:table-cell table:style-name="ce13" table:formula="of:=[.N14]-[.F14]" office:value-type="float" office:value="4800486" calcext:value-type="float">
            <text:p>4 800 486,00</text:p>
          </table:table-cell>
          <table:table-cell table:style-name="ce13" table:formula="of:=[.O14]/[.C14]" office:value-type="float" office:value="3.13107218287986" calcext:value-type="float">
            <text:p>3,13</text:p>
          </table:table-cell>
          <table:table-cell table:number-columns-repeated="98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float" office:value="1333866" calcext:value-type="float">
            <text:p>1 333 866</text:p>
          </table:table-cell>
          <table:table-cell table:style-name="ce6" office:value-type="float" office:value="46591" calcext:value-type="float">
            <text:p>46 591</text:p>
          </table:table-cell>
          <table:table-cell table:style-name="ce6" office:value-type="float" office:value="135982039040" calcext:value-type="float">
            <text:p>135 982 039 040</text:p>
          </table:table-cell>
          <table:table-cell table:style-name="ce10"/>
          <table:table-cell table:style-name="ce6" office:value-type="float" office:value="1333870" calcext:value-type="float">
            <text:p>1 333 870</text:p>
          </table:table-cell>
          <table:table-cell table:style-name="ce6" office:value-type="float" office:value="47973" calcext:value-type="float">
            <text:p>47 973</text:p>
          </table:table-cell>
          <table:table-cell table:style-name="ce6" office:value-type="float" office:value="140080070656" calcext:value-type="float">
            <text:p>140 080 070 656</text:p>
          </table:table-cell>
          <table:table-cell/>
          <table:table-cell table:style-name="ce6" office:value-type="float" office:value="20988583" calcext:value-type="float">
            <text:p>20 988 583</text:p>
          </table:table-cell>
          <table:table-cell table:style-name="ce6" office:value-type="float" office:value="84998" calcext:value-type="float">
            <text:p>84 998</text:p>
          </table:table-cell>
          <table:table-cell table:style-name="ce6" office:value-type="float" office:value="248070946816" calcext:value-type="float">
            <text:p>248 070 946 816</text:p>
          </table:table-cell>
          <table:table-cell/>
          <table:table-cell table:style-name="ce6" office:value-type="float" office:value="20988583" calcext:value-type="float">
            <text:p>20 988 583</text:p>
          </table:table-cell>
          <table:table-cell table:style-name="ce6" office:value-type="float" office:value="110091" calcext:value-type="float">
            <text:p>110 091</text:p>
          </table:table-cell>
          <table:table-cell table:style-name="ce6" office:value-type="float" office:value="321308229632" calcext:value-type="float">
            <text:p>321 308 229 632</text:p>
          </table:table-cell>
          <table:table-cell/>
          <table:table-cell table:style-name="ce7" table:formula="of:=[.J15]-[.B15]" office:value-type="float" office:value="19654717" calcext:value-type="float">
            <text:p>19 654 717,00</text:p>
          </table:table-cell>
          <table:table-cell table:style-name="ce7" table:formula="of:=[.K15]/[.C15]" office:value-type="float" office:value="1.82434375737803" calcext:value-type="float">
            <text:p>1,82</text:p>
          </table:table-cell>
          <table:table-cell table:style-name="ce10"/>
          <table:table-cell table:style-name="ce7" table:formula="of:=[.N15]-[.F15]" office:value-type="float" office:value="19654713" calcext:value-type="float">
            <text:p>19 654 713,00</text:p>
          </table:table-cell>
          <table:table-cell table:style-name="ce7" table:formula="of:=[.O15]/[.C15]" office:value-type="float" office:value="2.36292416990406" calcext:value-type="float">
            <text:p>2,36</text:p>
          </table:table-cell>
          <table:table-cell table:number-columns-repeated="98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5" office:value-type="float" office:value="1501048" calcext:value-type="float">
            <text:p>1 501 048</text:p>
          </table:table-cell>
          <table:table-cell table:style-name="ce5" office:value-type="float" office:value="52507" calcext:value-type="float">
            <text:p>52 507</text:p>
          </table:table-cell>
          <table:table-cell table:style-name="ce5" office:value-type="float" office:value="153247334400" calcext:value-type="float">
            <text:p>153 247 334 400</text:p>
          </table:table-cell>
          <table:table-cell table:style-name="ce10"/>
          <table:table-cell table:style-name="ce5" office:value-type="float" office:value="1501049" calcext:value-type="float">
            <text:p>1 501 049</text:p>
          </table:table-cell>
          <table:table-cell table:style-name="ce5" office:value-type="float" office:value="53989" calcext:value-type="float">
            <text:p>53 989</text:p>
          </table:table-cell>
          <table:table-cell table:style-name="ce5" office:value-type="float" office:value="157651173376" calcext:value-type="float">
            <text:p>157 651 173 376</text:p>
          </table:table-cell>
          <table:table-cell/>
          <table:table-cell table:style-name="ce5" office:value-type="float" office:value="20532639" calcext:value-type="float">
            <text:p>20 532 639</text:p>
          </table:table-cell>
          <table:table-cell table:style-name="ce5" office:value-type="float" office:value="86960" calcext:value-type="float">
            <text:p>86 960</text:p>
          </table:table-cell>
          <table:table-cell table:style-name="ce5" office:value-type="float" office:value="253886201856" calcext:value-type="float">
            <text:p>253 886 201 856</text:p>
          </table:table-cell>
          <table:table-cell/>
          <table:table-cell table:style-name="ce5" office:value-type="float" office:value="20532639" calcext:value-type="float">
            <text:p>20 532 639</text:p>
          </table:table-cell>
          <table:table-cell table:style-name="ce5" office:value-type="float" office:value="108826" calcext:value-type="float">
            <text:p>108 826</text:p>
          </table:table-cell>
          <table:table-cell table:style-name="ce5" office:value-type="float" office:value="317733339136" calcext:value-type="float">
            <text:p>317 733 339 136</text:p>
          </table:table-cell>
          <table:table-cell/>
          <table:table-cell table:style-name="ce13" table:formula="of:=[.J16]-[.B16]" office:value-type="float" office:value="19031591" calcext:value-type="float">
            <text:p>19 031 591,00</text:p>
          </table:table-cell>
          <table:table-cell table:style-name="ce13" table:formula="of:=[.K16]/[.C16]" office:value-type="float" office:value="1.65616013103015" calcext:value-type="float">
            <text:p>1,66</text:p>
          </table:table-cell>
          <table:table-cell table:style-name="ce10"/>
          <table:table-cell table:style-name="ce13" table:formula="of:=[.N16]-[.F16]" office:value-type="float" office:value="19031590" calcext:value-type="float">
            <text:p>19 031 590,00</text:p>
          </table:table-cell>
          <table:table-cell table:style-name="ce13" table:formula="of:=[.O16]/[.C16]" office:value-type="float" office:value="2.07259984383035" calcext:value-type="float">
            <text:p>2,07</text:p>
          </table:table-cell>
          <table:table-cell table:number-columns-repeated="98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float" office:value="15675" calcext:value-type="float">
            <text:p>15 675</text:p>
          </table:table-cell>
          <table:table-cell table:style-name="ce6" office:value-type="float" office:value="475" calcext:value-type="float">
            <text:p>475</text:p>
          </table:table-cell>
          <table:table-cell table:style-name="ce6" office:value-type="float" office:value="1387794304" calcext:value-type="float">
            <text:p>1 387 794 304</text:p>
          </table:table-cell>
          <table:table-cell table:style-name="ce10"/>
          <table:table-cell table:style-name="ce6" office:value-type="float" office:value="15675" calcext:value-type="float">
            <text:p>15 675</text:p>
          </table:table-cell>
          <table:table-cell table:style-name="ce6" office:value-type="float" office:value="518" calcext:value-type="float">
            <text:p>518</text:p>
          </table:table-cell>
          <table:table-cell table:style-name="ce6" office:value-type="float" office:value="1513567744" calcext:value-type="float">
            <text:p>1 513 567 744</text:p>
          </table:table-cell>
          <table:table-cell/>
          <table:table-cell table:style-name="ce6" office:value-type="float" office:value="402118" calcext:value-type="float">
            <text:p>402 118</text:p>
          </table:table-cell>
          <table:table-cell table:style-name="ce6" office:value-type="float" office:value="1482" calcext:value-type="float">
            <text:p>1 482</text:p>
          </table:table-cell>
          <table:table-cell table:style-name="ce6" office:value-type="float" office:value="4327739904" calcext:value-type="float">
            <text:p>4 327 739 904</text:p>
          </table:table-cell>
          <table:table-cell/>
          <table:table-cell table:style-name="ce6" office:value-type="float" office:value="402118" calcext:value-type="float">
            <text:p>402 118</text:p>
          </table:table-cell>
          <table:table-cell table:style-name="ce6" office:value-type="float" office:value="1912" calcext:value-type="float">
            <text:p>1 912</text:p>
          </table:table-cell>
          <table:table-cell table:style-name="ce6" office:value-type="float" office:value="5582176768" calcext:value-type="float">
            <text:p>5 582 176 768</text:p>
          </table:table-cell>
          <table:table-cell/>
          <table:table-cell table:style-name="ce7" table:formula="of:=[.J17]-[.B17]" office:value-type="float" office:value="386443" calcext:value-type="float">
            <text:p>386 443,00</text:p>
          </table:table-cell>
          <table:table-cell table:style-name="ce7" table:formula="of:=[.K17]/[.C17]" office:value-type="float" office:value="3.12" calcext:value-type="float">
            <text:p>3,12</text:p>
          </table:table-cell>
          <table:table-cell table:style-name="ce10"/>
          <table:table-cell table:style-name="ce7" table:formula="of:=[.N17]-[.F17]" office:value-type="float" office:value="386443" calcext:value-type="float">
            <text:p>386 443,00</text:p>
          </table:table-cell>
          <table:table-cell table:style-name="ce7" table:formula="of:=[.O17]/[.C17]" office:value-type="float" office:value="4.02526315789474" calcext:value-type="float">
            <text:p>4,03</text:p>
          </table:table-cell>
          <table:table-cell table:number-columns-repeated="98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5" office:value-type="float" office:value="2047145" calcext:value-type="float">
            <text:p>2 047 145</text:p>
          </table:table-cell>
          <table:table-cell table:style-name="ce5" office:value-type="float" office:value="71776" calcext:value-type="float">
            <text:p>71 776</text:p>
          </table:table-cell>
          <table:table-cell table:style-name="ce5" office:value-type="float" office:value="209485627392" calcext:value-type="float">
            <text:p>209 485 627 392</text:p>
          </table:table-cell>
          <table:table-cell table:style-name="ce10"/>
          <table:table-cell table:style-name="ce5" office:value-type="float" office:value="2047149" calcext:value-type="float">
            <text:p>2 047 149</text:p>
          </table:table-cell>
          <table:table-cell table:style-name="ce5" office:value-type="float" office:value="75033" calcext:value-type="float">
            <text:p>75 033</text:p>
          </table:table-cell>
          <table:table-cell table:style-name="ce5" office:value-type="float" office:value="218993164288" calcext:value-type="float">
            <text:p>218 993 164 288</text:p>
          </table:table-cell>
          <table:table-cell/>
          <table:table-cell table:style-name="ce5" office:value-type="float" office:value="28976360" calcext:value-type="float">
            <text:p>28 976 360</text:p>
          </table:table-cell>
          <table:table-cell table:style-name="ce5" office:value-type="float" office:value="120146" calcext:value-type="float">
            <text:p>120 146</text:p>
          </table:table-cell>
          <table:table-cell table:style-name="ce5" office:value-type="float" office:value="350668455936" calcext:value-type="float">
            <text:p>350 668 455 936</text:p>
          </table:table-cell>
          <table:table-cell/>
          <table:table-cell table:style-name="ce5" office:value-type="float" office:value="28976393" calcext:value-type="float">
            <text:p>28 976 393</text:p>
          </table:table-cell>
          <table:table-cell table:style-name="ce5" office:value-type="float" office:value="153393" calcext:value-type="float">
            <text:p>153 393</text:p>
          </table:table-cell>
          <table:table-cell table:style-name="ce5" office:value-type="float" office:value="447684214784" calcext:value-type="float">
            <text:p>447 684 214 784</text:p>
          </table:table-cell>
          <table:table-cell/>
          <table:table-cell table:style-name="ce13" table:formula="of:=[.J18]-[.B18]" office:value-type="float" office:value="26929215" calcext:value-type="float">
            <text:p>26 929 215,00</text:p>
          </table:table-cell>
          <table:table-cell table:style-name="ce13" table:formula="of:=[.K18]/[.C18]" office:value-type="float" office:value="1.67390213999108" calcext:value-type="float">
            <text:p>1,67</text:p>
          </table:table-cell>
          <table:table-cell table:style-name="ce10"/>
          <table:table-cell table:style-name="ce13" table:formula="of:=[.N18]-[.F18]" office:value-type="float" office:value="26929244" calcext:value-type="float">
            <text:p>26 929 244,00</text:p>
          </table:table-cell>
          <table:table-cell table:style-name="ce13" table:formula="of:=[.O18]/[.C18]" office:value-type="float" office:value="2.13710711101204" calcext:value-type="float">
            <text:p>2,14</text:p>
          </table:table-cell>
          <table:table-cell table:number-columns-repeated="98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float" office:value="189433" calcext:value-type="float">
            <text:p>189 433</text:p>
          </table:table-cell>
          <table:table-cell table:style-name="ce6" office:value-type="float" office:value="6111" calcext:value-type="float">
            <text:p>6 111</text:p>
          </table:table-cell>
          <table:table-cell table:style-name="ce6" office:value-type="float" office:value="17847814144" calcext:value-type="float">
            <text:p>17 847 814 144</text:p>
          </table:table-cell>
          <table:table-cell table:style-name="ce10"/>
          <table:table-cell table:style-name="ce6" office:value-type="float" office:value="189435" calcext:value-type="float">
            <text:p>189 435</text:p>
          </table:table-cell>
          <table:table-cell table:style-name="ce6" office:value-type="float" office:value="6347" calcext:value-type="float">
            <text:p>6 347</text:p>
          </table:table-cell>
          <table:table-cell table:style-name="ce6" office:value-type="float" office:value="18525214720" calcext:value-type="float">
            <text:p>18 525 214 720</text:p>
          </table:table-cell>
          <table:table-cell/>
          <table:table-cell table:style-name="ce6" office:value-type="float" office:value="3709064" calcext:value-type="float">
            <text:p>3 709 064</text:p>
          </table:table-cell>
          <table:table-cell table:style-name="ce6" office:value-type="float" office:value="14356" calcext:value-type="float">
            <text:p>14 356</text:p>
          </table:table-cell>
          <table:table-cell table:style-name="ce6" office:value-type="float" office:value="41899597824" calcext:value-type="float">
            <text:p>41 899 597 824</text:p>
          </table:table-cell>
          <table:table-cell/>
          <table:table-cell table:style-name="ce6" office:value-type="float" office:value="3709065" calcext:value-type="float">
            <text:p>3 709 065</text:p>
          </table:table-cell>
          <table:table-cell table:style-name="ce6" office:value-type="float" office:value="18518" calcext:value-type="float">
            <text:p>18 518</text:p>
          </table:table-cell>
          <table:table-cell table:style-name="ce6" office:value-type="float" office:value="54047690752" calcext:value-type="float">
            <text:p>54 047 690 752</text:p>
          </table:table-cell>
          <table:table-cell/>
          <table:table-cell table:style-name="ce7" table:formula="of:=[.J19]-[.B19]" office:value-type="float" office:value="3519631" calcext:value-type="float">
            <text:p>3 519 631,00</text:p>
          </table:table-cell>
          <table:table-cell table:style-name="ce7" table:formula="of:=[.K19]/[.C19]" office:value-type="float" office:value="2.34920634920635" calcext:value-type="float">
            <text:p>2,35</text:p>
          </table:table-cell>
          <table:table-cell table:style-name="ce10"/>
          <table:table-cell table:style-name="ce7" table:formula="of:=[.N19]-[.F19]" office:value-type="float" office:value="3519630" calcext:value-type="float">
            <text:p>3 519 630,00</text:p>
          </table:table-cell>
          <table:table-cell table:style-name="ce7" table:formula="of:=[.O19]/[.C19]" office:value-type="float" office:value="3.03027327769596" calcext:value-type="float">
            <text:p>3,03</text:p>
          </table:table-cell>
          <table:table-cell table:number-columns-repeated="984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" office:value-type="float" office:value="1035460" calcext:value-type="float">
            <text:p>1 035 460</text:p>
          </table:table-cell>
          <table:table-cell table:style-name="ce5" office:value-type="float" office:value="35561" calcext:value-type="float">
            <text:p>35 561</text:p>
          </table:table-cell>
          <table:table-cell table:style-name="ce5" office:value-type="float" office:value="103789117440" calcext:value-type="float">
            <text:p>103 789 117 440</text:p>
          </table:table-cell>
          <table:table-cell table:style-name="ce10"/>
          <table:table-cell table:style-name="ce5" office:value-type="float" office:value="1035462" calcext:value-type="float">
            <text:p>1 035 462</text:p>
          </table:table-cell>
          <table:table-cell table:style-name="ce5" office:value-type="float" office:value="36905" calcext:value-type="float">
            <text:p>36 905</text:p>
          </table:table-cell>
          <table:table-cell table:style-name="ce5" office:value-type="float" office:value="107710464000" calcext:value-type="float">
            <text:p>107 710 464 000</text:p>
          </table:table-cell>
          <table:table-cell/>
          <table:table-cell table:style-name="ce5" office:value-type="float" office:value="16492953" calcext:value-type="float">
            <text:p>16 492 953</text:p>
          </table:table-cell>
          <table:table-cell table:style-name="ce5" office:value-type="float" office:value="69351" calcext:value-type="float">
            <text:p>69 351</text:p>
          </table:table-cell>
          <table:table-cell table:style-name="ce5" office:value-type="float" office:value="202405429248" calcext:value-type="float">
            <text:p>202 405 429 248</text:p>
          </table:table-cell>
          <table:table-cell/>
          <table:table-cell table:style-name="ce5" office:value-type="float" office:value="16492966" calcext:value-type="float">
            <text:p>16 492 966</text:p>
          </table:table-cell>
          <table:table-cell table:style-name="ce5" office:value-type="float" office:value="87527" calcext:value-type="float">
            <text:p>87 527</text:p>
          </table:table-cell>
          <table:table-cell table:style-name="ce5" office:value-type="float" office:value="255543787520" calcext:value-type="float">
            <text:p>255 543 787 520</text:p>
          </table:table-cell>
          <table:table-cell/>
          <table:table-cell table:style-name="ce13" table:formula="of:=[.J20]-[.B20]" office:value-type="float" office:value="15457493" calcext:value-type="float">
            <text:p>15 457 493,00</text:p>
          </table:table-cell>
          <table:table-cell table:style-name="ce13" table:formula="of:=[.K20]/[.C20]" office:value-type="float" office:value="1.95019825089283" calcext:value-type="float">
            <text:p>1,95</text:p>
          </table:table-cell>
          <table:table-cell table:style-name="ce10"/>
          <table:table-cell table:style-name="ce13" table:formula="of:=[.N20]-[.F20]" office:value-type="float" office:value="15457504" calcext:value-type="float">
            <text:p>15 457 504,00</text:p>
          </table:table-cell>
          <table:table-cell table:style-name="ce13" table:formula="of:=[.O20]/[.C20]" office:value-type="float" office:value="2.46131998537724" calcext:value-type="float">
            <text:p>2,46</text:p>
          </table:table-cell>
          <table:table-cell table:number-columns-repeated="98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office:value-type="float" office:value="1232005" calcext:value-type="float">
            <text:p>1 232 005</text:p>
          </table:table-cell>
          <table:table-cell table:style-name="ce6" office:value-type="float" office:value="41648" calcext:value-type="float">
            <text:p>41 648</text:p>
          </table:table-cell>
          <table:table-cell table:style-name="ce6" office:value-type="float" office:value="121553600512" calcext:value-type="float">
            <text:p>121 553 600 512</text:p>
          </table:table-cell>
          <table:table-cell table:style-name="ce10"/>
          <table:table-cell table:style-name="ce6" office:value-type="float" office:value="1232008" calcext:value-type="float">
            <text:p>1 232 008</text:p>
          </table:table-cell>
          <table:table-cell table:style-name="ce6" office:value-type="float" office:value="43146" calcext:value-type="float">
            <text:p>43 146</text:p>
          </table:table-cell>
          <table:table-cell table:style-name="ce6" office:value-type="float" office:value="125924188160" calcext:value-type="float">
            <text:p>125 924 188 160</text:p>
          </table:table-cell>
          <table:table-cell/>
          <table:table-cell table:style-name="ce6" office:value-type="float" office:value="19069001" calcext:value-type="float">
            <text:p>19 069 001</text:p>
          </table:table-cell>
          <table:table-cell table:style-name="ce6" office:value-type="float" office:value="68628" calcext:value-type="float">
            <text:p>68 628</text:p>
          </table:table-cell>
          <table:table-cell table:style-name="ce6" office:value-type="float" office:value="200294072320" calcext:value-type="float">
            <text:p>200 294 072 320</text:p>
          </table:table-cell>
          <table:table-cell/>
          <table:table-cell table:style-name="ce6" office:value-type="float" office:value="19069008" calcext:value-type="float">
            <text:p>19 069 008</text:p>
          </table:table-cell>
          <table:table-cell table:style-name="ce6" office:value-type="float" office:value="98818" calcext:value-type="float">
            <text:p>98 818</text:p>
          </table:table-cell>
          <table:table-cell table:style-name="ce6" office:value-type="float" office:value="288405749760" calcext:value-type="float">
            <text:p>288 405 749 760</text:p>
          </table:table-cell>
          <table:table-cell/>
          <table:table-cell table:style-name="ce7" table:formula="of:=[.J21]-[.B21]" office:value-type="float" office:value="17836996" calcext:value-type="float">
            <text:p>17 836 996,00</text:p>
          </table:table-cell>
          <table:table-cell table:style-name="ce7" table:formula="of:=[.K21]/[.C21]" office:value-type="float" office:value="1.6478102189781" calcext:value-type="float">
            <text:p>1,65</text:p>
          </table:table-cell>
          <table:table-cell table:style-name="ce10"/>
          <table:table-cell table:style-name="ce7" table:formula="of:=[.N21]-[.F21]" office:value-type="float" office:value="17837000" calcext:value-type="float">
            <text:p>17 837 000,00</text:p>
          </table:table-cell>
          <table:table-cell table:style-name="ce7" table:formula="of:=[.O21]/[.C21]" office:value-type="float" office:value="2.37269496734537" calcext:value-type="float">
            <text:p>2,37</text:p>
          </table:table-cell>
          <table:table-cell table:number-columns-repeated="984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5" office:value-type="float" office:value="1971439" calcext:value-type="float">
            <text:p>1 971 439</text:p>
          </table:table-cell>
          <table:table-cell table:style-name="ce5" office:value-type="float" office:value="68894" calcext:value-type="float">
            <text:p>68 894</text:p>
          </table:table-cell>
          <table:table-cell table:style-name="ce5" office:value-type="float" office:value="201074130944" calcext:value-type="float">
            <text:p>201 074 130 944</text:p>
          </table:table-cell>
          <table:table-cell table:style-name="ce10"/>
          <table:table-cell table:style-name="ce5" office:value-type="float" office:value="1971444" calcext:value-type="float">
            <text:p>1 971 444</text:p>
          </table:table-cell>
          <table:table-cell table:style-name="ce5" office:value-type="float" office:value="71143" calcext:value-type="float">
            <text:p>71 143</text:p>
          </table:table-cell>
          <table:table-cell table:style-name="ce5" office:value-type="float" office:value="207732424704" calcext:value-type="float">
            <text:p>207 732 424 704</text:p>
          </table:table-cell>
          <table:table-cell/>
          <table:table-cell table:style-name="ce5" office:value-type="float" office:value="29062041" calcext:value-type="float">
            <text:p>29 062 041</text:p>
          </table:table-cell>
          <table:table-cell table:style-name="ce5" office:value-type="float" office:value="114838" calcext:value-type="float">
            <text:p>114 838</text:p>
          </table:table-cell>
          <table:table-cell table:style-name="ce5" office:value-type="float" office:value="335284699136" calcext:value-type="float">
            <text:p>335 284 699 136</text:p>
          </table:table-cell>
          <table:table-cell/>
          <table:table-cell table:style-name="ce5" office:value-type="float" office:value="29062049" calcext:value-type="float">
            <text:p>29 062 049</text:p>
          </table:table-cell>
          <table:table-cell table:style-name="ce5" office:value-type="float" office:value="149243" calcext:value-type="float">
            <text:p>149 243</text:p>
          </table:table-cell>
          <table:table-cell table:style-name="ce5" office:value-type="float" office:value="435746340864" calcext:value-type="float">
            <text:p>435 746 340 864</text:p>
          </table:table-cell>
          <table:table-cell/>
          <table:table-cell table:style-name="ce13" table:formula="of:=[.J22]-[.B22]" office:value-type="float" office:value="27090602" calcext:value-type="float">
            <text:p>27 090 602,00</text:p>
          </table:table-cell>
          <table:table-cell table:style-name="ce13" table:formula="of:=[.K22]/[.C22]" office:value-type="float" office:value="1.6668795540976" calcext:value-type="float">
            <text:p>1,67</text:p>
          </table:table-cell>
          <table:table-cell table:style-name="ce10"/>
          <table:table-cell table:style-name="ce13" table:formula="of:=[.N22]-[.F22]" office:value-type="float" office:value="27090605" calcext:value-type="float">
            <text:p>27 090 605,00</text:p>
          </table:table-cell>
          <table:table-cell table:style-name="ce13" table:formula="of:=[.O22]/[.C22]" office:value-type="float" office:value="2.16626992190902" calcext:value-type="float">
            <text:p>2,17</text:p>
          </table:table-cell>
          <table:table-cell table:number-columns-repeated="98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float" office:value="1262710" calcext:value-type="float">
            <text:p>1 262 710</text:p>
          </table:table-cell>
          <table:table-cell table:style-name="ce6" office:value-type="float" office:value="43331" calcext:value-type="float">
            <text:p>43 331</text:p>
          </table:table-cell>
          <table:table-cell table:style-name="ce6" office:value-type="float" office:value="126527602688" calcext:value-type="float">
            <text:p>126 527 602 688</text:p>
          </table:table-cell>
          <table:table-cell table:style-name="ce10"/>
          <table:table-cell table:style-name="ce6" office:value-type="float" office:value="1262716" calcext:value-type="float">
            <text:p>1 262 716</text:p>
          </table:table-cell>
          <table:table-cell table:style-name="ce6" office:value-type="float" office:value="45134" calcext:value-type="float">
            <text:p>45 134</text:p>
          </table:table-cell>
          <table:table-cell table:style-name="ce6" office:value-type="float" office:value="131728531456" calcext:value-type="float">
            <text:p>131 728 531 456</text:p>
          </table:table-cell>
          <table:table-cell/>
          <table:table-cell table:style-name="ce6" office:value-type="float" office:value="18864854" calcext:value-type="float">
            <text:p>18 864 854</text:p>
          </table:table-cell>
          <table:table-cell table:style-name="ce6" office:value-type="float" office:value="75474" calcext:value-type="float">
            <text:p>75 474</text:p>
          </table:table-cell>
          <table:table-cell table:style-name="ce6" office:value-type="float" office:value="220355051520" calcext:value-type="float">
            <text:p>220 355 051 520</text:p>
          </table:table-cell>
          <table:table-cell/>
          <table:table-cell table:style-name="ce6" office:value-type="float" office:value="18864883" calcext:value-type="float">
            <text:p>18 864 883</text:p>
          </table:table-cell>
          <table:table-cell table:style-name="ce6" office:value-type="float" office:value="95124" calcext:value-type="float">
            <text:p>95 124</text:p>
          </table:table-cell>
          <table:table-cell table:style-name="ce6" office:value-type="float" office:value="277726756864" calcext:value-type="float">
            <text:p>277 726 756 864</text:p>
          </table:table-cell>
          <table:table-cell/>
          <table:table-cell table:style-name="ce7" table:formula="of:=[.J23]-[.B23]" office:value-type="float" office:value="17602144" calcext:value-type="float">
            <text:p>17 602 144,00</text:p>
          </table:table-cell>
          <table:table-cell table:style-name="ce7" table:formula="of:=[.K23]/[.C23]" office:value-type="float" office:value="1.74180148161824" calcext:value-type="float">
            <text:p>1,74</text:p>
          </table:table-cell>
          <table:table-cell table:style-name="ce10"/>
          <table:table-cell table:style-name="ce7" table:formula="of:=[.N23]-[.F23]" office:value-type="float" office:value="17602167" calcext:value-type="float">
            <text:p>17 602 167,00</text:p>
          </table:table-cell>
          <table:table-cell table:style-name="ce7" table:formula="of:=[.O23]/[.C23]" office:value-type="float" office:value="2.19528743855438" calcext:value-type="float">
            <text:p>2,20</text:p>
          </table:table-cell>
          <table:table-cell table:number-columns-repeated="98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float" office:value="1981508" calcext:value-type="float">
            <text:p>1 981 508</text:p>
          </table:table-cell>
          <table:table-cell table:style-name="ce5" office:value-type="float" office:value="68799" calcext:value-type="float">
            <text:p>68 799</text:p>
          </table:table-cell>
          <table:table-cell table:style-name="ce5" office:value-type="float" office:value="200897478656" calcext:value-type="float">
            <text:p>200 897 478 656</text:p>
          </table:table-cell>
          <table:table-cell table:style-name="ce10"/>
          <table:table-cell table:style-name="ce5" office:value-type="float" office:value="1981511" calcext:value-type="float">
            <text:p>1 981 511</text:p>
          </table:table-cell>
          <table:table-cell table:style-name="ce5" office:value-type="float" office:value="71428" calcext:value-type="float">
            <text:p>71 428</text:p>
          </table:table-cell>
          <table:table-cell table:style-name="ce5" office:value-type="float" office:value="208523165696" calcext:value-type="float">
            <text:p>208 523 165 696</text:p>
          </table:table-cell>
          <table:table-cell/>
          <table:table-cell table:style-name="ce5" office:value-type="float" office:value="29579785" calcext:value-type="float">
            <text:p>29 579 785</text:p>
          </table:table-cell>
          <table:table-cell table:style-name="ce5" office:value-type="float" office:value="117733" calcext:value-type="float">
            <text:p>117 733</text:p>
          </table:table-cell>
          <table:table-cell table:style-name="ce5" office:value-type="float" office:value="343604428800" calcext:value-type="float">
            <text:p>343 604 428 800</text:p>
          </table:table-cell>
          <table:table-cell/>
          <table:table-cell table:style-name="ce5" office:value-type="float" office:value="29579788" calcext:value-type="float">
            <text:p>29 579 788</text:p>
          </table:table-cell>
          <table:table-cell table:style-name="ce5" office:value-type="float" office:value="151867" calcext:value-type="float">
            <text:p>151 867</text:p>
          </table:table-cell>
          <table:table-cell table:style-name="ce5" office:value-type="float" office:value="443224981504" calcext:value-type="float">
            <text:p>443 224 981 504</text:p>
          </table:table-cell>
          <table:table-cell/>
          <table:table-cell table:style-name="ce13" table:formula="of:=[.J24]-[.B24]" office:value-type="float" office:value="27598277" calcext:value-type="float">
            <text:p>27 598 277,00</text:p>
          </table:table-cell>
          <table:table-cell table:style-name="ce13" table:formula="of:=[.K24]/[.C24]" office:value-type="float" office:value="1.71126033808631" calcext:value-type="float">
            <text:p>1,71</text:p>
          </table:table-cell>
          <table:table-cell table:style-name="ce10"/>
          <table:table-cell table:style-name="ce13" table:formula="of:=[.N24]-[.F24]" office:value-type="float" office:value="27598277" calcext:value-type="float">
            <text:p>27 598 277,00</text:p>
          </table:table-cell>
          <table:table-cell table:style-name="ce13" table:formula="of:=[.O24]/[.C24]" office:value-type="float" office:value="2.2074012703673" calcext:value-type="float">
            <text:p>2,21</text:p>
          </table:table-cell>
          <table:table-cell table:number-columns-repeated="98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6" office:value-type="float" office:value="1169789" calcext:value-type="float">
            <text:p>1 169 789</text:p>
          </table:table-cell>
          <table:table-cell table:style-name="ce6" office:value-type="float" office:value="40493" calcext:value-type="float">
            <text:p>40 493</text:p>
          </table:table-cell>
          <table:table-cell table:style-name="ce6" office:value-type="float" office:value="118241435648" calcext:value-type="float">
            <text:p>118 241 435 648</text:p>
          </table:table-cell>
          <table:table-cell table:style-name="ce10"/>
          <table:table-cell table:style-name="ce6" office:value-type="float" office:value="1169796" calcext:value-type="float">
            <text:p>1 169 796</text:p>
          </table:table-cell>
          <table:table-cell table:style-name="ce6" office:value-type="float" office:value="41743" calcext:value-type="float">
            <text:p>41 743</text:p>
          </table:table-cell>
          <table:table-cell table:style-name="ce6" office:value-type="float" office:value="121831866368" calcext:value-type="float">
            <text:p>121 831 866 368</text:p>
          </table:table-cell>
          <table:table-cell/>
          <table:table-cell table:style-name="ce6" office:value-type="float" office:value="17952464" calcext:value-type="float">
            <text:p>17 952 464</text:p>
          </table:table-cell>
          <table:table-cell table:style-name="ce6" office:value-type="float" office:value="76380" calcext:value-type="float">
            <text:p>76 380</text:p>
          </table:table-cell>
          <table:table-cell table:style-name="ce6" office:value-type="float" office:value="222990221312" calcext:value-type="float">
            <text:p>222 990 221 312</text:p>
          </table:table-cell>
          <table:table-cell/>
          <table:table-cell table:style-name="ce6" office:value-type="float" office:value="17952464" calcext:value-type="float">
            <text:p>17 952 464</text:p>
          </table:table-cell>
          <table:table-cell table:style-name="ce6" office:value-type="float" office:value="95849" calcext:value-type="float">
            <text:p>95 849</text:p>
          </table:table-cell>
          <table:table-cell table:style-name="ce6" office:value-type="float" office:value="279792812032" calcext:value-type="float">
            <text:p>279 792 812 032</text:p>
          </table:table-cell>
          <table:table-cell/>
          <table:table-cell table:style-name="ce7" table:formula="of:=[.J25]-[.B25]" office:value-type="float" office:value="16782675" calcext:value-type="float">
            <text:p>16 782 675,00</text:p>
          </table:table-cell>
          <table:table-cell table:style-name="ce7" table:formula="of:=[.K25]/[.C25]" office:value-type="float" office:value="1.88625194478058" calcext:value-type="float">
            <text:p>1,89</text:p>
          </table:table-cell>
          <table:table-cell table:style-name="ce10"/>
          <table:table-cell table:style-name="ce7" table:formula="of:=[.N25]-[.F25]" office:value-type="float" office:value="16782668" calcext:value-type="float">
            <text:p>16 782 668,00</text:p>
          </table:table-cell>
          <table:table-cell table:style-name="ce7" table:formula="of:=[.O25]/[.C25]" office:value-type="float" office:value="2.36705109525103" calcext:value-type="float">
            <text:p>2,37</text:p>
          </table:table-cell>
          <table:table-cell table:number-columns-repeated="984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5" office:value-type="float" office:value="340621" calcext:value-type="float">
            <text:p>340 621</text:p>
          </table:table-cell>
          <table:table-cell table:style-name="ce5" office:value-type="float" office:value="11356" calcext:value-type="float">
            <text:p>11 356</text:p>
          </table:table-cell>
          <table:table-cell table:style-name="ce5" office:value-type="float" office:value="33145255936" calcext:value-type="float">
            <text:p>33 145 255 936</text:p>
          </table:table-cell>
          <table:table-cell table:style-name="ce10"/>
          <table:table-cell table:style-name="ce5" office:value-type="float" office:value="340624" calcext:value-type="float">
            <text:p>340 624</text:p>
          </table:table-cell>
          <table:table-cell table:style-name="ce5" office:value-type="float" office:value="11767" calcext:value-type="float">
            <text:p>11 767</text:p>
          </table:table-cell>
          <table:table-cell table:style-name="ce5" office:value-type="float" office:value="34358259712" calcext:value-type="float">
            <text:p>34 358 259 712</text:p>
          </table:table-cell>
          <table:table-cell/>
          <table:table-cell table:style-name="ce5" office:value-type="float" office:value="6361638" calcext:value-type="float">
            <text:p>6 361 638</text:p>
          </table:table-cell>
          <table:table-cell table:style-name="ce5" office:value-type="float" office:value="25123" calcext:value-type="float">
            <text:p>25 123</text:p>
          </table:table-cell>
          <table:table-cell table:style-name="ce5" office:value-type="float" office:value="73323388928" calcext:value-type="float">
            <text:p>73 323 388 928</text:p>
          </table:table-cell>
          <table:table-cell/>
          <table:table-cell table:style-name="ce5" office:value-type="float" office:value="6361640" calcext:value-type="float">
            <text:p>6 361 640</text:p>
          </table:table-cell>
          <table:table-cell table:style-name="ce5" office:value-type="float" office:value="33523" calcext:value-type="float">
            <text:p>33 523</text:p>
          </table:table-cell>
          <table:table-cell table:style-name="ce5" office:value-type="float" office:value="97839079424" calcext:value-type="float">
            <text:p>97 839 079 424</text:p>
          </table:table-cell>
          <table:table-cell/>
          <table:table-cell table:style-name="ce13" table:formula="of:=[.J26]-[.B26]" office:value-type="float" office:value="6021017" calcext:value-type="float">
            <text:p>6 021 017,00</text:p>
          </table:table-cell>
          <table:table-cell table:style-name="ce13" table:formula="of:=[.K26]/[.C26]" office:value-type="float" office:value="2.2123106727721" calcext:value-type="float">
            <text:p>2,21</text:p>
          </table:table-cell>
          <table:table-cell table:style-name="ce10"/>
          <table:table-cell table:style-name="ce13" table:formula="of:=[.N26]-[.F26]" office:value-type="float" office:value="6021016" calcext:value-type="float">
            <text:p>6 021 016,00</text:p>
          </table:table-cell>
          <table:table-cell table:style-name="ce13" table:formula="of:=[.O26]/[.C26]" office:value-type="float" office:value="2.95200774920747" calcext:value-type="float">
            <text:p>2,95</text:p>
          </table:table-cell>
          <table:table-cell table:number-columns-repeated="98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6" office:value-type="float" office:value="254453" calcext:value-type="float">
            <text:p>254 453</text:p>
          </table:table-cell>
          <table:table-cell table:style-name="ce6" office:value-type="float" office:value="8220" calcext:value-type="float">
            <text:p>8 220</text:p>
          </table:table-cell>
          <table:table-cell table:style-name="ce6" office:value-type="float" office:value="24002734080" calcext:value-type="float">
            <text:p>24 002 734 080</text:p>
          </table:table-cell>
          <table:table-cell table:style-name="ce10"/>
          <table:table-cell table:style-name="ce6" office:value-type="float" office:value="254455" calcext:value-type="float">
            <text:p>254 455</text:p>
          </table:table-cell>
          <table:table-cell table:style-name="ce6" office:value-type="float" office:value="8571" calcext:value-type="float">
            <text:p>8 571</text:p>
          </table:table-cell>
          <table:table-cell table:style-name="ce6" office:value-type="float" office:value="25028272128" calcext:value-type="float">
            <text:p>25 028 272 128</text:p>
          </table:table-cell>
          <table:table-cell/>
          <table:table-cell table:style-name="ce6" office:value-type="float" office:value="5131991" calcext:value-type="float">
            <text:p>5 131 991</text:p>
          </table:table-cell>
          <table:table-cell table:style-name="ce6" office:value-type="float" office:value="19848" calcext:value-type="float">
            <text:p>19 848</text:p>
          </table:table-cell>
          <table:table-cell table:style-name="ce6" office:value-type="float" office:value="57952337920" calcext:value-type="float">
            <text:p>57 952 337 920</text:p>
          </table:table-cell>
          <table:table-cell/>
          <table:table-cell table:style-name="ce6" office:value-type="float" office:value="5131991" calcext:value-type="float">
            <text:p>5 131 991</text:p>
          </table:table-cell>
          <table:table-cell table:style-name="ce6" office:value-type="float" office:value="24991" calcext:value-type="float">
            <text:p>24 991</text:p>
          </table:table-cell>
          <table:table-cell table:style-name="ce6" office:value-type="float" office:value="72940519424" calcext:value-type="float">
            <text:p>72 940 519 424</text:p>
          </table:table-cell>
          <table:table-cell/>
          <table:table-cell table:style-name="ce7" table:formula="of:=[.J27]-[.B27]" office:value-type="float" office:value="4877538" calcext:value-type="float">
            <text:p>4 877 538,00</text:p>
          </table:table-cell>
          <table:table-cell table:style-name="ce7" table:formula="of:=[.K27]/[.C27]" office:value-type="float" office:value="2.41459854014599" calcext:value-type="float">
            <text:p>2,41</text:p>
          </table:table-cell>
          <table:table-cell table:style-name="ce10"/>
          <table:table-cell table:style-name="ce7" table:formula="of:=[.N27]-[.F27]" office:value-type="float" office:value="4877536" calcext:value-type="float">
            <text:p>4 877 536,00</text:p>
          </table:table-cell>
          <table:table-cell table:style-name="ce7" table:formula="of:=[.O27]/[.C27]" office:value-type="float" office:value="3.04026763990268" calcext:value-type="float">
            <text:p>3,04</text:p>
          </table:table-cell>
          <table:table-cell table:number-columns-repeated="984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5" office:value-type="float" office:value="212837" calcext:value-type="float">
            <text:p>212 837</text:p>
          </table:table-cell>
          <table:table-cell table:style-name="ce5" office:value-type="float" office:value="6968" calcext:value-type="float">
            <text:p>6 968</text:p>
          </table:table-cell>
          <table:table-cell table:style-name="ce5" office:value-type="float" office:value="20348430336" calcext:value-type="float">
            <text:p>20 348 430 336</text:p>
          </table:table-cell>
          <table:table-cell table:style-name="ce10"/>
          <table:table-cell table:style-name="ce5" office:value-type="float" office:value="212837" calcext:value-type="float">
            <text:p>212 837</text:p>
          </table:table-cell>
          <table:table-cell table:style-name="ce5" office:value-type="float" office:value="7224" calcext:value-type="float">
            <text:p>7 224</text:p>
          </table:table-cell>
          <table:table-cell table:style-name="ce5" office:value-type="float" office:value="21094838272" calcext:value-type="float">
            <text:p>21 094 838 272</text:p>
          </table:table-cell>
          <table:table-cell/>
          <table:table-cell table:style-name="ce5" office:value-type="float" office:value="4352195" calcext:value-type="float">
            <text:p>4 352 195</text:p>
          </table:table-cell>
          <table:table-cell table:style-name="ce5" office:value-type="float" office:value="16750" calcext:value-type="float">
            <text:p>16 750</text:p>
          </table:table-cell>
          <table:table-cell table:style-name="ce5" office:value-type="float" office:value="48904687616" calcext:value-type="float">
            <text:p>48 904 687 616</text:p>
          </table:table-cell>
          <table:table-cell/>
          <table:table-cell table:style-name="ce5" office:value-type="float" office:value="4352195" calcext:value-type="float">
            <text:p>4 352 195</text:p>
          </table:table-cell>
          <table:table-cell table:style-name="ce5" office:value-type="float" office:value="20926" calcext:value-type="float">
            <text:p>20 926</text:p>
          </table:table-cell>
          <table:table-cell table:style-name="ce5" office:value-type="float" office:value="61073715200" calcext:value-type="float">
            <text:p>61 073 715 200</text:p>
          </table:table-cell>
          <table:table-cell/>
          <table:table-cell table:style-name="ce13" table:formula="of:=[.J28]-[.B28]" office:value-type="float" office:value="4139358" calcext:value-type="float">
            <text:p>4 139 358,00</text:p>
          </table:table-cell>
          <table:table-cell table:style-name="ce13" table:formula="of:=[.K28]/[.C28]" office:value-type="float" office:value="2.40384615384615" calcext:value-type="float">
            <text:p>2,40</text:p>
          </table:table-cell>
          <table:table-cell table:style-name="ce10"/>
          <table:table-cell table:style-name="ce13" table:formula="of:=[.N28]-[.F28]" office:value-type="float" office:value="4139358" calcext:value-type="float">
            <text:p>4 139 358,00</text:p>
          </table:table-cell>
          <table:table-cell table:style-name="ce13" table:formula="of:=[.O28]/[.C28]" office:value-type="float" office:value="3.00315729047072" calcext:value-type="float">
            <text:p>3,00</text:p>
          </table:table-cell>
          <table:table-cell table:number-columns-repeated="98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 office:value-type="float" office:value="323130" calcext:value-type="float">
            <text:p>323 130</text:p>
          </table:table-cell>
          <table:table-cell table:style-name="ce6" office:value-type="float" office:value="10647" calcext:value-type="float">
            <text:p>10 647</text:p>
          </table:table-cell>
          <table:table-cell table:style-name="ce6" office:value-type="float" office:value="31075315712" calcext:value-type="float">
            <text:p>31 075 315 712</text:p>
          </table:table-cell>
          <table:table-cell table:style-name="ce10"/>
          <table:table-cell table:style-name="ce6" office:value-type="float" office:value="323131" calcext:value-type="float">
            <text:p>323 131</text:p>
          </table:table-cell>
          <table:table-cell table:style-name="ce6" office:value-type="float" office:value="11142" calcext:value-type="float">
            <text:p>11 142</text:p>
          </table:table-cell>
          <table:table-cell table:style-name="ce6" office:value-type="float" office:value="32523204608" calcext:value-type="float">
            <text:p>32 523 204 608</text:p>
          </table:table-cell>
          <table:table-cell/>
          <table:table-cell table:style-name="ce6" office:value-type="float" office:value="6300631" calcext:value-type="float">
            <text:p>6 300 631</text:p>
          </table:table-cell>
          <table:table-cell table:style-name="ce6" office:value-type="float" office:value="25614" calcext:value-type="float">
            <text:p>25 614</text:p>
          </table:table-cell>
          <table:table-cell table:style-name="ce6" office:value-type="float" office:value="74788429824" calcext:value-type="float">
            <text:p>74 788 429 824</text:p>
          </table:table-cell>
          <table:table-cell/>
          <table:table-cell table:style-name="ce6" office:value-type="float" office:value="6300635" calcext:value-type="float">
            <text:p>6 300 635</text:p>
          </table:table-cell>
          <table:table-cell table:style-name="ce6" office:value-type="float" office:value="32174" calcext:value-type="float">
            <text:p>32 174</text:p>
          </table:table-cell>
          <table:table-cell table:style-name="ce6" office:value-type="float" office:value="93900808192" calcext:value-type="float">
            <text:p>93 900 808 192</text:p>
          </table:table-cell>
          <table:table-cell/>
          <table:table-cell table:style-name="ce7" table:formula="of:=[.J29]-[.B29]" office:value-type="float" office:value="5977501" calcext:value-type="float">
            <text:p>5 977 501,00</text:p>
          </table:table-cell>
          <table:table-cell table:style-name="ce7" table:formula="of:=[.K29]/[.C29]" office:value-type="float" office:value="2.40574809805579" calcext:value-type="float">
            <text:p>2,41</text:p>
          </table:table-cell>
          <table:table-cell table:style-name="ce10"/>
          <table:table-cell table:style-name="ce7" table:formula="of:=[.N29]-[.F29]" office:value-type="float" office:value="5977504" calcext:value-type="float">
            <text:p>5 977 504,00</text:p>
          </table:table-cell>
          <table:table-cell table:style-name="ce7" table:formula="of:=[.O29]/[.C29]" office:value-type="float" office:value="3.02188409880718" calcext:value-type="float">
            <text:p>3,02</text:p>
          </table:table-cell>
          <table:table-cell table:number-columns-repeated="984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5" office:value-type="float" office:value="576321" calcext:value-type="float">
            <text:p>576 321</text:p>
          </table:table-cell>
          <table:table-cell table:style-name="ce5" office:value-type="float" office:value="19665" calcext:value-type="float">
            <text:p>19 665</text:p>
          </table:table-cell>
          <table:table-cell table:style-name="ce5" office:value-type="float" office:value="57423630336" calcext:value-type="float">
            <text:p>57 423 630 336</text:p>
          </table:table-cell>
          <table:table-cell table:style-name="ce10"/>
          <table:table-cell table:style-name="ce5" office:value-type="float" office:value="576326" calcext:value-type="float">
            <text:p>576 326</text:p>
          </table:table-cell>
          <table:table-cell table:style-name="ce5" office:value-type="float" office:value="20297" calcext:value-type="float">
            <text:p>20 297</text:p>
          </table:table-cell>
          <table:table-cell table:style-name="ce5" office:value-type="float" office:value="59265548288" calcext:value-type="float">
            <text:p>59 265 548 288</text:p>
          </table:table-cell>
          <table:table-cell/>
          <table:table-cell table:style-name="ce5" office:value-type="float" office:value="10199592" calcext:value-type="float">
            <text:p>10 199 592</text:p>
          </table:table-cell>
          <table:table-cell table:style-name="ce5" office:value-type="float" office:value="39396" calcext:value-type="float">
            <text:p>39 396</text:p>
          </table:table-cell>
          <table:table-cell table:style-name="ce5" office:value-type="float" office:value="114977120256" calcext:value-type="float">
            <text:p>114 977 120 256</text:p>
          </table:table-cell>
          <table:table-cell/>
          <table:table-cell table:style-name="ce5" office:value-type="float" office:value="10199722" calcext:value-type="float">
            <text:p>10 199 722</text:p>
          </table:table-cell>
          <table:table-cell table:style-name="ce5" office:value-type="float" office:value="51742" calcext:value-type="float">
            <text:p>51 742</text:p>
          </table:table-cell>
          <table:table-cell table:style-name="ce5" office:value-type="float" office:value="151011229696" calcext:value-type="float">
            <text:p>151 011 229 696</text:p>
          </table:table-cell>
          <table:table-cell/>
          <table:table-cell table:style-name="ce13" table:formula="of:=[.J30]-[.B30]" office:value-type="float" office:value="9623271" calcext:value-type="float">
            <text:p>9 623 271,00</text:p>
          </table:table-cell>
          <table:table-cell table:style-name="ce13" table:formula="of:=[.K30]/[.C30]" office:value-type="float" office:value="2.00335621662853" calcext:value-type="float">
            <text:p>2,00</text:p>
          </table:table-cell>
          <table:table-cell table:style-name="ce10"/>
          <table:table-cell table:style-name="ce13" table:formula="of:=[.N30]-[.F30]" office:value-type="float" office:value="9623396" calcext:value-type="float">
            <text:p>9 623 396,00</text:p>
          </table:table-cell>
          <table:table-cell table:style-name="ce13" table:formula="of:=[.O30]/[.C30]" office:value-type="float" office:value="2.63117213323163" calcext:value-type="float">
            <text:p>2,63</text:p>
          </table:table-cell>
          <table:table-cell table:number-columns-repeated="98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6" office:value-type="float" office:value="2027223" calcext:value-type="float">
            <text:p>2 027 223</text:p>
          </table:table-cell>
          <table:table-cell table:style-name="ce6" office:value-type="float" office:value="71547" calcext:value-type="float">
            <text:p>71 547</text:p>
          </table:table-cell>
          <table:table-cell table:style-name="ce6" office:value-type="float" office:value="208816422912" calcext:value-type="float">
            <text:p>208 816 422 912</text:p>
          </table:table-cell>
          <table:table-cell table:style-name="ce10"/>
          <table:table-cell table:style-name="ce6" office:value-type="float" office:value="2027227" calcext:value-type="float">
            <text:p>2 027 227</text:p>
          </table:table-cell>
          <table:table-cell table:style-name="ce6" office:value-type="float" office:value="73625" calcext:value-type="float">
            <text:p>73 625</text:p>
          </table:table-cell>
          <table:table-cell table:style-name="ce6" office:value-type="float" office:value="214976004096" calcext:value-type="float">
            <text:p>214 976 004 096</text:p>
          </table:table-cell>
          <table:table-cell/>
          <table:table-cell table:style-name="ce6" office:value-type="float" office:value="29819994" calcext:value-type="float">
            <text:p>29 819 994</text:p>
          </table:table-cell>
          <table:table-cell table:style-name="ce6" office:value-type="float" office:value="113530" calcext:value-type="float">
            <text:p>113 530</text:p>
          </table:table-cell>
          <table:table-cell table:style-name="ce6" office:value-type="float" office:value="331475419136" calcext:value-type="float">
            <text:p>331 475 419 136</text:p>
          </table:table-cell>
          <table:table-cell/>
          <table:table-cell table:style-name="ce6" office:value-type="float" office:value="29820003" calcext:value-type="float">
            <text:p>29 820 003</text:p>
          </table:table-cell>
          <table:table-cell table:style-name="ce6" office:value-type="float" office:value="155301" calcext:value-type="float">
            <text:p>155 301</text:p>
          </table:table-cell>
          <table:table-cell table:style-name="ce6" office:value-type="float" office:value="453256183808" calcext:value-type="float">
            <text:p>453 256 183 808</text:p>
          </table:table-cell>
          <table:table-cell/>
          <table:table-cell table:style-name="ce7" table:formula="of:=[.J31]-[.B31]" office:value-type="float" office:value="27792771" calcext:value-type="float">
            <text:p>27 792 771,00</text:p>
          </table:table-cell>
          <table:table-cell table:style-name="ce7" table:formula="of:=[.K31]/[.C31]" office:value-type="float" office:value="1.58678910366612" calcext:value-type="float">
            <text:p>1,59</text:p>
          </table:table-cell>
          <table:table-cell table:style-name="ce10"/>
          <table:table-cell table:style-name="ce7" table:formula="of:=[.N31]-[.F31]" office:value-type="float" office:value="27792776" calcext:value-type="float">
            <text:p>27 792 776,00</text:p>
          </table:table-cell>
          <table:table-cell table:style-name="ce7" table:formula="of:=[.O31]/[.C31]" office:value-type="float" office:value="2.17061512013082" calcext:value-type="float">
            <text:p>2,17</text:p>
          </table:table-cell>
          <table:table-cell table:number-columns-repeated="984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5" office:value-type="float" office:value="324074" calcext:value-type="float">
            <text:p>324 074</text:p>
          </table:table-cell>
          <table:table-cell table:style-name="ce5" office:value-type="float" office:value="10717" calcext:value-type="float">
            <text:p>10 717</text:p>
          </table:table-cell>
          <table:table-cell table:style-name="ce5" office:value-type="float" office:value="31303467008" calcext:value-type="float">
            <text:p>31 303 467 008</text:p>
          </table:table-cell>
          <table:table-cell table:style-name="ce10"/>
          <table:table-cell table:style-name="ce5" office:value-type="float" office:value="324076" calcext:value-type="float">
            <text:p>324 076</text:p>
          </table:table-cell>
          <table:table-cell table:style-name="ce5" office:value-type="float" office:value="11063" calcext:value-type="float">
            <text:p>11 063</text:p>
          </table:table-cell>
          <table:table-cell table:style-name="ce5" office:value-type="float" office:value="32304216064" calcext:value-type="float">
            <text:p>32 304 216 064</text:p>
          </table:table-cell>
          <table:table-cell/>
          <table:table-cell table:style-name="ce5" office:value-type="float" office:value="5795906" calcext:value-type="float">
            <text:p>5 795 906</text:p>
          </table:table-cell>
          <table:table-cell table:style-name="ce5" office:value-type="float" office:value="23526" calcext:value-type="float">
            <text:p>23 526</text:p>
          </table:table-cell>
          <table:table-cell table:style-name="ce5" office:value-type="float" office:value="68691382272" calcext:value-type="float">
            <text:p>68 691 382 272</text:p>
          </table:table-cell>
          <table:table-cell/>
          <table:table-cell table:style-name="ce5" office:value-type="float" office:value="5795910" calcext:value-type="float">
            <text:p>5 795 910</text:p>
          </table:table-cell>
          <table:table-cell table:style-name="ce5" office:value-type="float" office:value="29597" calcext:value-type="float">
            <text:p>29 597</text:p>
          </table:table-cell>
          <table:table-cell table:style-name="ce5" office:value-type="float" office:value="86381428736" calcext:value-type="float">
            <text:p>86 381 428 736</text:p>
          </table:table-cell>
          <table:table-cell/>
          <table:table-cell table:style-name="ce13" table:formula="of:=[.J32]-[.B32]" office:value-type="float" office:value="5471832" calcext:value-type="float">
            <text:p>5 471 832,00</text:p>
          </table:table-cell>
          <table:table-cell table:style-name="ce13" table:formula="of:=[.K32]/[.C32]" office:value-type="float" office:value="2.19520388168331" calcext:value-type="float">
            <text:p>2,20</text:p>
          </table:table-cell>
          <table:table-cell table:style-name="ce10"/>
          <table:table-cell table:style-name="ce13" table:formula="of:=[.N32]-[.F32]" office:value-type="float" office:value="5471834" calcext:value-type="float">
            <text:p>5 471 834,00</text:p>
          </table:table-cell>
          <table:table-cell table:style-name="ce13" table:formula="of:=[.O32]/[.C32]" office:value-type="float" office:value="2.76168703928338" calcext:value-type="float">
            <text:p>2,76</text:p>
          </table:table-cell>
          <table:table-cell table:number-columns-repeated="984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6" office:value-type="float" office:value="540644" calcext:value-type="float">
            <text:p>540 644</text:p>
          </table:table-cell>
          <table:table-cell table:style-name="ce6" office:value-type="float" office:value="19169" calcext:value-type="float">
            <text:p>19 169</text:p>
          </table:table-cell>
          <table:table-cell table:style-name="ce6" office:value-type="float" office:value="55947952128" calcext:value-type="float">
            <text:p>55 947 952 128</text:p>
          </table:table-cell>
          <table:table-cell table:style-name="ce10"/>
          <table:table-cell table:style-name="ce6" office:value-type="float" office:value="540645" calcext:value-type="float">
            <text:p>540 645</text:p>
          </table:table-cell>
          <table:table-cell table:style-name="ce6" office:value-type="float" office:value="19587" calcext:value-type="float">
            <text:p>19 587</text:p>
          </table:table-cell>
          <table:table-cell table:style-name="ce6" office:value-type="float" office:value="57193570304" calcext:value-type="float">
            <text:p>57 193 570 304</text:p>
          </table:table-cell>
          <table:table-cell/>
          <table:table-cell table:style-name="ce6" office:value-type="float" office:value="9822520" calcext:value-type="float">
            <text:p>9 822 520</text:p>
          </table:table-cell>
          <table:table-cell table:style-name="ce6" office:value-type="float" office:value="38526" calcext:value-type="float">
            <text:p>38 526</text:p>
          </table:table-cell>
          <table:table-cell table:style-name="ce6" office:value-type="float" office:value="112441032704" calcext:value-type="float">
            <text:p>112 441 032 704</text:p>
          </table:table-cell>
          <table:table-cell/>
          <table:table-cell table:style-name="ce6" office:value-type="float" office:value="9822521" calcext:value-type="float">
            <text:p>9 822 521</text:p>
          </table:table-cell>
          <table:table-cell table:style-name="ce6" office:value-type="float" office:value="49018" calcext:value-type="float">
            <text:p>49 018</text:p>
          </table:table-cell>
          <table:table-cell table:style-name="ce6" office:value-type="float" office:value="143062745088" calcext:value-type="float">
            <text:p>143 062 745 088</text:p>
          </table:table-cell>
          <table:table-cell/>
          <table:table-cell table:style-name="ce7" table:formula="of:=[.J33]-[.B33]" office:value-type="float" office:value="9281876" calcext:value-type="float">
            <text:p>9 281 876,00</text:p>
          </table:table-cell>
          <table:table-cell table:style-name="ce7" table:formula="of:=[.K33]/[.C33]" office:value-type="float" office:value="2.00980750169545" calcext:value-type="float">
            <text:p>2,01</text:p>
          </table:table-cell>
          <table:table-cell table:style-name="ce10"/>
          <table:table-cell table:style-name="ce7" table:formula="of:=[.N33]-[.F33]" office:value-type="float" office:value="9281876" calcext:value-type="float">
            <text:p>9 281 876,00</text:p>
          </table:table-cell>
          <table:table-cell table:style-name="ce7" table:formula="of:=[.O33]/[.C33]" office:value-type="float" office:value="2.55714956440086" calcext:value-type="float">
            <text:p>2,56</text:p>
          </table:table-cell>
          <table:table-cell table:number-columns-repeated="98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5" office:value-type="float" office:value="458697" calcext:value-type="float">
            <text:p>458 697</text:p>
          </table:table-cell>
          <table:table-cell table:style-name="ce5" office:value-type="float" office:value="15303" calcext:value-type="float">
            <text:p>15 303</text:p>
          </table:table-cell>
          <table:table-cell table:style-name="ce5" office:value-type="float" office:value="44687044608" calcext:value-type="float">
            <text:p>44 687 044 608</text:p>
          </table:table-cell>
          <table:table-cell table:style-name="ce10"/>
          <table:table-cell table:style-name="ce5" office:value-type="float" office:value="458699" calcext:value-type="float">
            <text:p>458 699</text:p>
          </table:table-cell>
          <table:table-cell table:style-name="ce5" office:value-type="float" office:value="15892" calcext:value-type="float">
            <text:p>15 892</text:p>
          </table:table-cell>
          <table:table-cell table:style-name="ce5" office:value-type="float" office:value="46385668096" calcext:value-type="float">
            <text:p>46 385 668 096</text:p>
          </table:table-cell>
          <table:table-cell/>
          <table:table-cell table:style-name="ce5" office:value-type="float" office:value="8065968" calcext:value-type="float">
            <text:p>8 065 968</text:p>
          </table:table-cell>
          <table:table-cell table:style-name="ce5" office:value-type="float" office:value="33388" calcext:value-type="float">
            <text:p>33 388</text:p>
          </table:table-cell>
          <table:table-cell table:style-name="ce5" office:value-type="float" office:value="97446518784" calcext:value-type="float">
            <text:p>97 446 518 784</text:p>
          </table:table-cell>
          <table:table-cell/>
          <table:table-cell table:style-name="ce5" office:value-type="float" office:value="8065995" calcext:value-type="float">
            <text:p>8 065 995</text:p>
          </table:table-cell>
          <table:table-cell table:style-name="ce5" office:value-type="float" office:value="42227" calcext:value-type="float">
            <text:p>42 227</text:p>
          </table:table-cell>
          <table:table-cell table:style-name="ce5" office:value-type="float" office:value="123243208704" calcext:value-type="float">
            <text:p>123 243 208 704</text:p>
          </table:table-cell>
          <table:table-cell/>
          <table:table-cell table:style-name="ce13" table:formula="of:=[.J34]-[.B34]" office:value-type="float" office:value="7607271" calcext:value-type="float">
            <text:p>7 607 271,00</text:p>
          </table:table-cell>
          <table:table-cell table:style-name="ce13" table:formula="of:=[.K34]/[.C34]" office:value-type="float" office:value="2.18179441939489" calcext:value-type="float">
            <text:p>2,18</text:p>
          </table:table-cell>
          <table:table-cell table:style-name="ce10"/>
          <table:table-cell table:style-name="ce13" table:formula="of:=[.N34]-[.F34]" office:value-type="float" office:value="7607296" calcext:value-type="float">
            <text:p>7 607 296,00</text:p>
          </table:table-cell>
          <table:table-cell table:style-name="ce13" table:formula="of:=[.O34]/[.C34]" office:value-type="float" office:value="2.75939358295759" calcext:value-type="float">
            <text:p>2,76</text:p>
          </table:table-cell>
          <table:table-cell table:number-columns-repeated="984"/>
        </table:table-row>
        <table:table-row table:style-name="ro1" table:number-rows-repeated="2">
          <table:table-cell table:number-columns-repeated="1006"/>
        </table:table-row>
        <table:table-row table:style-name="ro1">
          <table:table-cell table:style-name="ce4" office:value-type="string" calcext:value-type="string">
            <text:p>Moyenne</text:p>
          </table:table-cell>
          <table:table-cell table:style-name="ce7" table:formula="of:=AVERAGE([.B4:.B34])" office:value-type="float" office:value="933193.516129032" calcext:value-type="float">
            <text:p>933 193,52</text:p>
          </table:table-cell>
          <table:table-cell table:style-name="ce7" table:formula="of:=AVERAGE([.C4:.C34])" office:value-type="float" office:value="32073.7419354839" calcext:value-type="float">
            <text:p>32 073,74</text:p>
          </table:table-cell>
          <table:table-cell table:style-name="ce7" table:formula="of:=AVERAGE([.D4:.D34])" office:value-type="float" office:value="93630331054.4516" calcext:value-type="float">
            <text:p>93 630 331 054,45</text:p>
          </table:table-cell>
          <table:table-cell table:style-name="ce23"/>
          <table:table-cell table:style-name="ce7" table:formula="of:=AVERAGE([.F4:.F34])" office:value-type="float" office:value="933196.419354839" calcext:value-type="float">
            <text:p>933 196,42</text:p>
          </table:table-cell>
          <table:table-cell table:style-name="ce7" table:formula="of:=AVERAGE([.G4:.G34])" office:value-type="float" office:value="33216.0322580645" calcext:value-type="float">
            <text:p>33 216,03</text:p>
          </table:table-cell>
          <table:table-cell table:style-name="ce7" table:formula="of:=AVERAGE([.H4:.H34])" office:value-type="float" office:value="96971887311.4839" calcext:value-type="float">
            <text:p>96 971 887 311,48</text:p>
          </table:table-cell>
          <table:table-cell table:style-name="ce24"/>
          <table:table-cell table:style-name="ce7" table:formula="of:=AVERAGE([.J4:.J34])" office:value-type="float" office:value="14564879.7096774" calcext:value-type="float">
            <text:p>14 564 879,71</text:p>
          </table:table-cell>
          <table:table-cell table:style-name="ce7" table:formula="of:=AVERAGE([.K4:.K34])" office:value-type="float" office:value="58302.0967741935" calcext:value-type="float">
            <text:p>58 302,10</text:p>
          </table:table-cell>
          <table:table-cell table:style-name="ce7" table:formula="of:=AVERAGE([.L4:.L34])" office:value-type="float" office:value="170193259330.065" calcext:value-type="float">
            <text:p>170 193 259 330,07</text:p>
          </table:table-cell>
          <table:table-cell table:style-name="ce24"/>
          <table:table-cell table:style-name="ce7" table:formula="of:=AVERAGE([.N4:.N34])" office:value-type="float" office:value="14564892.2903226" calcext:value-type="float">
            <text:p>14 564 892,29</text:p>
          </table:table-cell>
          <table:table-cell table:style-name="ce7" table:formula="of:=AVERAGE([.O4:.O34])" office:value-type="float" office:value="75264.935483871" calcext:value-type="float">
            <text:p>75 264,94</text:p>
          </table:table-cell>
          <table:table-cell table:style-name="ce7" table:formula="of:=AVERAGE([.P4:.P34])" office:value-type="float" office:value="219703920371.613" calcext:value-type="float">
            <text:p>219 703 920 371,61</text:p>
          </table:table-cell>
          <table:table-cell table:style-name="ce7"/>
          <table:table-cell table:style-name="ce7" table:formula="of:=AVERAGE([.R4:.R34])" office:value-type="float" office:value="13631686.1935484" calcext:value-type="float">
            <text:p>13 631 686,19</text:p>
          </table:table-cell>
          <table:table-cell table:style-name="ce7" table:formula="of:=AVERAGE([.S4:.S34])" office:value-type="float" office:value="2.1007148955006" calcext:value-type="float">
            <text:p>2,10</text:p>
          </table:table-cell>
          <table:table-cell table:style-name="ce24"/>
          <table:table-cell table:style-name="ce7" table:formula="of:=AVERAGE([.U4:.U34])" office:value-type="float" office:value="13631695.8709677" calcext:value-type="float">
            <text:p>13 631 695,87</text:p>
          </table:table-cell>
          <table:table-cell table:style-name="ce7" table:formula="of:=AVERAGE([.V4:.V34])" office:value-type="float" office:value="2.70180540810591" calcext:value-type="float">
            <text:p>2,70</text:p>
          </table:table-cell>
          <table:table-cell table:number-columns-repeated="984"/>
        </table:table-row>
        <table:table-row table:style-name="ro1">
          <table:table-cell table:style-name="ce4" office:value-type="string" calcext:value-type="string">
            <text:p>Ecart Type</text:p>
          </table:table-cell>
          <table:table-cell table:style-name="ce7" table:formula="of:=STDEV([.B4:.B34])" office:value-type="float" office:value="665993.805959428" calcext:value-type="float">
            <text:p>665 993,81</text:p>
          </table:table-cell>
          <table:table-cell table:style-name="ce7" table:formula="of:=STDEV([.C4:.C34])" office:value-type="float" office:value="23290.0672561899" calcext:value-type="float">
            <text:p>23 290,07</text:p>
          </table:table-cell>
          <table:table-cell table:style-name="ce7" table:formula="of:=STDEV([.D4:.D34])" office:value-type="float" office:value="67982782008.7717" calcext:value-type="float">
            <text:p>67 982 782 008,77</text:p>
          </table:table-cell>
          <table:table-cell table:style-name="ce23"/>
          <table:table-cell table:style-name="ce7" table:formula="of:=STDEV([.F4:.F34])" office:value-type="float" office:value="665994.925169343" calcext:value-type="float">
            <text:p>665 994,93</text:p>
          </table:table-cell>
          <table:table-cell table:style-name="ce7" table:formula="of:=STDEV([.G4:.G34])" office:value-type="float" office:value="24123.8861607935" calcext:value-type="float">
            <text:p>24 123,89</text:p>
          </table:table-cell>
          <table:table-cell table:style-name="ce7" table:formula="of:=STDEV([.H4:.H34])" office:value-type="float" office:value="70427078509.8186" calcext:value-type="float">
            <text:p>70 427 078 509,82</text:p>
          </table:table-cell>
          <table:table-cell table:style-name="ce24"/>
          <table:table-cell table:style-name="ce7" table:formula="of:=STDEV([.J4:.J34])" office:value-type="float" office:value="9423003.96786629" calcext:value-type="float">
            <text:p>9 423 003,97</text:p>
          </table:table-cell>
          <table:table-cell table:style-name="ce7" table:formula="of:=STDEV([.K4:.K34])" office:value-type="float" office:value="37836.2487661016" calcext:value-type="float">
            <text:p>37 836,25</text:p>
          </table:table-cell>
          <table:table-cell table:style-name="ce7" table:formula="of:=STDEV([.L4:.L34])" office:value-type="float" office:value="110447592537.263" calcext:value-type="float">
            <text:p>110 447 592 537,26</text:p>
          </table:table-cell>
          <table:table-cell table:style-name="ce24"/>
          <table:table-cell table:style-name="ce7" table:formula="of:=STDEV([.N4:.N34])" office:value-type="float" office:value="9423008.62561285" calcext:value-type="float">
            <text:p>9 423 008,63</text:p>
          </table:table-cell>
          <table:table-cell table:style-name="ce7" table:formula="of:=STDEV([.O4:.O34])" office:value-type="float" office:value="49121.288477221" calcext:value-type="float">
            <text:p>49 121,29</text:p>
          </table:table-cell>
          <table:table-cell table:style-name="ce7" table:formula="of:=STDEV([.P4:.P34])" office:value-type="float" office:value="143391436130.969" calcext:value-type="float">
            <text:p>143 391 436 130,97</text:p>
          </table:table-cell>
          <table:table-cell table:style-name="ce7"/>
          <table:table-cell table:style-name="ce7" table:formula="of:=STDEV([.R4:.R34])" office:value-type="float" office:value="8759830.66492138" calcext:value-type="float">
            <text:p>8 759 830,66</text:p>
          </table:table-cell>
          <table:table-cell table:style-name="ce7" table:formula="of:=STDEV([.S4:.S34])" office:value-type="float" office:value="0.573805095312826" calcext:value-type="float">
            <text:p>0,57</text:p>
          </table:table-cell>
          <table:table-cell table:style-name="ce24"/>
          <table:table-cell table:style-name="ce7" table:formula="of:=STDEV([.U4:.U34])" office:value-type="float" office:value="8759834.20916817" calcext:value-type="float">
            <text:p>8 759 834,21</text:p>
          </table:table-cell>
          <table:table-cell table:style-name="ce7" table:formula="of:=STDEV([.V4:.V34])" office:value-type="float" office:value="0.720934510012822" calcext:value-type="float">
            <text:p>0,72</text:p>
          </table:table-cell>
          <table:table-cell table:number-columns-repeated="984"/>
        </table:table-row>
        <table:table-row table:style-name="ro1">
          <table:table-cell table:number-columns-repeated="1006"/>
        </table:table-row>
        <table:table-row table:style-name="ro1">
          <table:table-cell/>
          <table:table-cell office:value-type="string" calcext:value-type="string">
            <text:p>Temps (min)</text:p>
          </table:table-cell>
          <table:table-cell table:style-name="ce8" table:formula="of:=[.C37]/60000" office:value-type="float" office:value="0.534562365591398" calcext:value-type="float">
            <text:p>0,53</text:p>
          </table:table-cell>
          <table:table-cell table:number-columns-repeated="3"/>
          <table:table-cell table:style-name="ce8" table:formula="of:=[.G37]/60000" office:value-type="float" office:value="0.553600537634409" calcext:value-type="float">
            <text:p>0,55</text:p>
          </table:table-cell>
          <table:table-cell table:number-columns-repeated="3"/>
          <table:table-cell table:style-name="ce8" table:formula="of:=[.K37]/60000" office:value-type="float" office:value="0.971701612903226" calcext:value-type="float">
            <text:p>0,97</text:p>
          </table:table-cell>
          <table:table-cell table:number-columns-repeated="3"/>
          <table:table-cell table:style-name="ce8" table:formula="of:=[.O37]/60000" office:value-type="float" office:value="1.25441559139785" calcext:value-type="float">
            <text:p>1,25</text:p>
          </table:table-cell>
          <table:table-cell table:number-columns-repeated="3"/>
          <table:table-cell table:style-name="ce8"/>
          <table:table-cell table:number-columns-repeated="2"/>
          <table:table-cell table:style-name="ce8"/>
          <table:table-cell table:number-columns-repeated="984"/>
        </table:table-row>
        <table:table-row table:style-name="ro1">
          <table:table-cell table:number-columns-repeated="9"/>
          <table:table-cell table:style-name="ce12"/>
          <table:table-cell table:number-columns-repeated="996"/>
        </table:table-row>
        <table:table-row table:style-name="ro1" table:number-rows-repeated="1048534">
          <table:table-cell table:number-columns-repeated="1006"/>
        </table:table-row>
        <table:table-row table:style-name="ro1"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/00/0000</text:date>, <text:time style:data-style-name="N2" text:time-value="16:53:33.568290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1T14:10:19.592800289</meta:creation-date>
    <meta:generator>LibreOffice/6.4.7.2$Linux_X86_64 LibreOffice_project/40$Build-2</meta:generator>
    <dc:date>2023-05-11T16:53:46.040532355</dc:date>
    <meta:editing-duration>PT1H17M3S</meta:editing-duration>
    <meta:editing-cycles>10</meta:editing-cycles>
    <meta:document-statistic meta:table-count="1" meta:cell-count="591" meta:object-count="0"/>
  </office:meta>
</office:document-meta>
</file>